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ymbol" svg:font-family="'Segoe UI Symbol'" style:font-family-generic="roman" style:font-pitch="variable"/>
    <style:font-face style:name="Symbol" svg:font-family="Symbol" style:font-family-generic="roman"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apple-system" svg:font-family="apple-system, BlinkMacSystemFont, 'Segoe UI Emoji', 'Segoe UI', Roboto, Oxygen-Sans, Ubuntu, Cantarell, sans-serif, ??, apple-system, BlinkMacSystemFont, 'Segoe UI', Roboto, Inter, Ubuntu, sans-serif"/>
  </office:font-face-decls>
  <office:automatic-styles>
    <style:style style:name="Table1" style:family="table">
      <style:table-properties style:width="6.4938in" fo:margin-left="-0.075in" fo:margin-top="0in" fo:margin-bottom="0in" table:align="left"/>
    </style:style>
    <style:style style:name="Table1.A" style:family="table-column">
      <style:table-column-properties style:column-width="2.0875in"/>
    </style:style>
    <style:style style:name="Table1.B" style:family="table-column">
      <style:table-column-properties style:column-width="4.4063in"/>
    </style:style>
    <style:style style:name="Table1.1" style:family="table-row">
      <style:table-row-properties style:min-row-height="0.0007in" fo:keep-together="auto"/>
    </style:style>
    <style:style style:name="Table1.A1" style:family="table-cell">
      <style:table-cell-properties fo:background-color="#ffffff" fo:padding-left="0.075in" fo:padding-right="0.075in" fo:padding-top="0in" fo:padding-bottom="0in" fo:border="0.35pt solid #000000">
        <style:background-image/>
      </style:table-cell-properties>
    </style:style>
    <style:style style:name="Table3" style:family="table">
      <style:table-properties style:width="4.2083in" fo:margin-top="0in" fo:margin-bottom="0in" table:align="center"/>
    </style:style>
    <style:style style:name="Table3.A" style:family="table-column">
      <style:table-column-properties style:column-width="2.9285in"/>
    </style:style>
    <style:style style:name="Table3.B" style:family="table-column">
      <style:table-column-properties style:column-width="0.2944in"/>
    </style:style>
    <style:style style:name="Table3.C" style:family="table-column">
      <style:table-column-properties style:column-width="0.3847in"/>
    </style:style>
    <style:style style:name="Table3.D" style:family="table-column">
      <style:table-column-properties style:column-width="0.3056in"/>
    </style:style>
    <style:style style:name="Table3.E" style:family="table-column">
      <style:table-column-properties style:column-width="0.2951in"/>
    </style:style>
    <style:style style:name="Table3.1" style:family="table-row">
      <style:table-row-properties style:min-row-height="0.0007in" fo:keep-together="auto"/>
    </style:style>
    <style:style style:name="Table3.A1" style:family="table-cell">
      <style:table-cell-properties fo:background-color="#ffffff" fo:padding-left="0.075in" fo:padding-right="0.075in" fo:padding-top="0in" fo:padding-bottom="0in" fo:border="0.35pt solid #000000">
        <style:background-image/>
      </style:table-cell-properties>
    </style:style>
    <style:style style:name="P1" style:family="paragraph" style:parent-style-name="Standard">
      <style:paragraph-properties fo:line-height="100%"/>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line-height="100%" fo:text-align="justify" style:justify-single-word="false" fo:orphans="0" fo:widows="0">
        <style:tab-stops/>
      </style:paragraph-properties>
    </style:style>
    <style:style style:name="P4" style:family="paragraph" style:parent-style-name="Standard">
      <style:paragraph-properties fo:margin-left="0.4445in" fo:margin-right="0in" fo:line-height="100%" fo:text-indent="-0.4445in" style:auto-text-indent="false"/>
    </style:style>
    <style:style style:name="P5" style:family="paragraph" style:parent-style-name="Standard">
      <style:paragraph-properties fo:margin-left="0.5in" fo:margin-right="0in" fo:line-height="100%" fo:text-indent="-0.5in" style:auto-text-indent="false"/>
    </style:style>
    <style:style style:name="P6" style:family="paragraph" style:parent-style-name="Standard">
      <style:paragraph-properties fo:line-height="100%" fo:text-align="center" style:justify-single-word="false"/>
      <style:text-properties style:font-name="Times New Roman" fo:font-size="11pt" fo:language="en" fo:country="US" fo:font-weight="bold" style:font-size-asian="11pt" style:font-weight-asian="bold"/>
    </style:style>
    <style:style style:name="P7" style:family="paragraph" style:parent-style-name="Standard">
      <style:paragraph-properties fo:margin-left="0in" fo:margin-right="0in" fo:line-height="100%" fo:text-align="justify" style:justify-single-word="false" fo:text-indent="0.25in" style:auto-text-indent="false"/>
      <style:text-properties style:font-name="Times New Roman" fo:font-size="11pt" fo:language="en" fo:country="US" fo:font-weight="bold" style:font-size-asian="11pt" style:font-weight-asian="bold"/>
    </style:style>
    <style:style style:name="P8" style:family="paragraph" style:parent-style-name="Standard">
      <style:paragraph-properties fo:line-height="100%" fo:text-align="justify" style:justify-single-word="false"/>
      <style:text-properties style:font-name="Times New Roman" fo:font-size="11pt" fo:language="en" fo:country="US" fo:font-weight="bold" style:font-size-asian="11pt" style:font-weight-asian="bold"/>
    </style:style>
    <style:style style:name="P9" style:family="paragraph" style:parent-style-name="Standard">
      <style:paragraph-properties fo:line-height="100%"/>
      <style:text-properties style:font-name="Times New Roman" fo:font-size="11pt" fo:language="en" fo:country="US" fo:font-weight="normal" style:font-size-asian="11pt" style:font-weight-asian="normal"/>
    </style:style>
    <style:style style:name="P10" style:family="paragraph" style:parent-style-name="Standard">
      <style:paragraph-properties fo:line-height="100%" fo:text-align="justify" style:justify-single-word="false"/>
      <style:text-properties style:font-name="Times New Roman" fo:font-size="11pt" fo:language="en" fo:country="US" fo:font-weight="normal" style:font-size-asian="11pt" style:font-weight-asian="normal"/>
    </style:style>
    <style:style style:name="P11" style:family="paragraph" style:parent-style-name="Standard">
      <style:paragraph-properties fo:line-height="100%" fo:text-align="justify" style:justify-single-word="false"/>
      <style:text-properties style:font-name="Times New Roman" fo:font-size="11pt" fo:language="en" fo:country="US" fo:font-style="normal" fo:font-weight="bold" style:font-size-asian="11pt" style:font-style-asian="normal" style:font-weight-asian="bold"/>
    </style:style>
    <style:style style:name="P12" style:family="paragraph" style:parent-style-name="Standard">
      <style:paragraph-properties fo:line-height="100%" fo:text-align="justify" style:justify-single-word="false" fo:orphans="0" fo:widows="0"/>
      <style:text-properties style:font-name="Times New Roman" fo:font-size="11pt" fo:language="en" fo:country="US" fo:font-style="normal" fo:font-weight="bold" style:font-size-asian="11pt" style:font-style-asian="normal" style:font-weight-asian="bold"/>
    </style:style>
    <style:style style:name="P13" style:family="paragraph" style:parent-style-name="Standard">
      <style:paragraph-properties fo:line-height="100%" fo:text-align="justify" style:justify-single-word="false"/>
      <style:text-properties style:font-name="Times New Roman" fo:font-size="11pt" fo:language="en" fo:country="US" fo:font-style="normal" fo:font-weight="bold" style:letter-kerning="false" style:font-size-asian="11pt" style:font-style-asian="normal" style:font-weight-asian="bold"/>
    </style:style>
    <style:style style:name="P14" style:family="paragraph" style:parent-style-name="Standard">
      <style:paragraph-properties fo:line-height="100%" fo:text-align="justify" style:justify-single-word="false" fo:orphans="0" fo:widows="0">
        <style:tab-stops/>
      </style:paragraph-properties>
      <style:text-properties style:font-name="Times New Roman" fo:font-size="11pt" fo:language="en" fo:country="US" fo:font-style="normal" fo:font-weight="normal" style:font-size-asian="11pt" style:font-style-asian="normal" style:font-weight-asian="normal"/>
    </style:style>
    <style:style style:name="P15" style:family="paragraph" style:parent-style-name="Standard">
      <style:paragraph-properties fo:line-height="115%"/>
      <style:text-properties style:font-name="Times New Roman" fo:font-size="11pt" fo:language="en" fo:country="US" fo:font-style="normal" fo:font-weight="normal" style:font-size-asian="11pt" style:font-style-asian="normal" style:font-weight-asian="normal"/>
    </style:style>
    <style:style style:name="P16" style:family="paragraph" style:parent-style-name="Standard">
      <style:paragraph-properties fo:line-height="100%"/>
      <style:text-properties style:font-name="Times New Roman" fo:font-size="11pt" fo:language="en" fo:country="US" fo:font-style="normal" fo:font-weight="normal" style:letter-kerning="false" style:font-size-asian="11pt" style:font-style-asian="normal" style:font-weight-asian="normal"/>
    </style:style>
    <style:style style:name="P17" style:family="paragraph" style:parent-style-name="Standard">
      <style:paragraph-properties fo:line-height="100%" fo:orphans="0" fo:widows="0"/>
      <style:text-properties style:font-name="Times New Roman" fo:font-size="11pt" fo:language="en" fo:country="US" fo:font-style="normal" fo:font-weight="normal" style:letter-kerning="false" style:font-size-asian="11pt" style:font-style-asian="normal" style:font-weight-asian="normal"/>
    </style:style>
    <style:style style:name="P18" style:family="paragraph" style:parent-style-name="Standard">
      <style:paragraph-properties fo:line-height="100%" fo:text-align="justify" style:justify-single-word="false"/>
      <style:text-properties style:font-name="Times New Roman" fo:font-size="11pt" fo:language="en" fo:country="US" fo:font-style="normal" fo:font-weight="normal" style:letter-kerning="false" style:font-size-asian="11pt" style:font-style-asian="normal" style:font-weight-asian="normal"/>
    </style:style>
    <style:style style:name="P19" style:family="paragraph" style:parent-style-name="Standard">
      <style:paragraph-properties fo:line-height="100%" fo:text-align="center" style:justify-single-word="false"/>
      <style:text-properties style:font-name="Times New Roman" fo:font-size="11pt" fo:language="en" fo:country="US" fo:font-style="normal" fo:font-weight="normal" style:letter-kerning="false" style:font-size-asian="11pt" style:font-style-asian="normal" style:font-weight-asian="normal"/>
    </style:style>
    <style:style style:name="P20" style:family="paragraph" style:parent-style-name="Standard">
      <style:paragraph-properties fo:line-height="115%" fo:text-align="justify" style:justify-single-word="false"/>
      <style:text-properties style:font-name="Times New Roman" fo:font-size="11pt" fo:language="en" fo:country="US" fo:font-style="normal" fo:font-weight="normal" style:letter-kerning="false" style:font-size-asian="11pt" style:font-style-asian="normal" style:font-weight-asian="normal"/>
    </style:style>
    <style:style style:name="P21" style:family="paragraph" style:parent-style-name="Standard">
      <style:paragraph-properties fo:margin-left="0in" fo:margin-right="0in" fo:line-height="100%" fo:text-align="justify" style:justify-single-word="false" fo:text-indent="0.4917in" style:auto-text-indent="false"/>
      <style:text-properties style:font-name="Times New Roman" fo:font-size="11pt" fo:language="en" fo:country="US" fo:font-style="italic" fo:font-weight="bold" style:letter-kerning="false" style:font-size-asian="11pt" style:font-style-asian="italic" style:font-weight-asian="bold"/>
    </style:style>
    <style:style style:name="P22" style:family="paragraph" style:parent-style-name="Standard">
      <style:text-properties style:font-name="Times New Roman" fo:font-size="11pt"/>
    </style:style>
    <style:style style:name="P23" style:family="paragraph" style:parent-style-name="Standard">
      <style:paragraph-properties fo:line-height="115%" fo:text-align="justify" style:justify-single-word="false"/>
    </style:style>
    <style:style style:name="P24" style:family="paragraph" style:parent-style-name="Standard">
      <style:paragraph-properties fo:margin-left="0.4445in" fo:margin-right="0in" fo:line-height="115%" fo:text-indent="-0.4445in" style:auto-text-indent="false"/>
    </style:style>
    <style:style style:name="P25" style:family="paragraph" style:parent-style-name="Standard">
      <style:paragraph-properties fo:line-height="100%" fo:text-align="justify" style:justify-single-word="false" fo:orphans="0" fo:widows="0">
        <style:tab-stops/>
      </style:paragraph-properties>
      <style:text-properties style:font-name="Calibri" fo:font-size="11pt" fo:language="en" fo:country="US" fo:font-style="normal" fo:font-weight="normal" style:font-size-asian="11pt" style:font-style-asian="normal" style:font-weight-asian="normal"/>
    </style:style>
    <style:style style:name="P26" style:family="paragraph" style:parent-style-name="Standard">
      <style:paragraph-properties fo:line-height="100%" fo:text-align="justify" style:justify-single-word="false" fo:orphans="0" fo:widows="0">
        <style:tab-stops/>
      </style:paragraph-properties>
      <style:text-properties style:font-name="Calibri" fo:font-size="11pt" fo:language="en" fo:country="US" fo:font-style="normal" fo:font-weight="normal" style:letter-kerning="false" style:font-size-asian="11pt" style:font-style-asian="normal" style:font-weight-asian="normal"/>
    </style:style>
    <style:style style:name="P27" style:family="paragraph" style:parent-style-name="Standard">
      <style:paragraph-properties fo:line-height="100%" fo:text-align="justify" style:justify-single-word="false"/>
      <style:text-properties fo:color="#000000" loext:opacity="100%" style:font-name="Times New Roman" fo:font-size="11pt" fo:language="en" fo:country="US" fo:font-style="normal" fo:font-weight="normal" style:letter-kerning="false" style:font-size-asian="11pt" style:font-style-asian="normal" style:font-weight-asian="normal"/>
    </style:style>
    <style:style style:name="P28" style:family="paragraph" style:parent-style-name="Standard">
      <style:paragraph-properties fo:line-height="100%"/>
      <style:text-properties fo:color="#000000" loext:opacity="100%" style:font-name="Times New Roman" fo:font-size="11pt" fo:language="en" fo:country="US" fo:font-style="normal" fo:font-weight="normal" style:letter-kerning="false" style:font-size-asian="11pt" style:font-style-asian="normal" style:font-weight-asian="normal"/>
    </style:style>
    <style:style style:name="P29" style:family="paragraph" style:parent-style-name="Standard">
      <style:paragraph-properties fo:line-height="115%" fo:orphans="0" fo:widows="0">
        <style:tab-stops/>
      </style:paragraph-properties>
      <style:text-properties fo:color="#000000" loext:opacity="100%" style:font-name="Times New Roman" fo:font-size="11pt" fo:language="en" fo:country="US" fo:font-style="normal" fo:font-weight="normal" style:letter-kerning="false" style:font-size-asian="11pt" style:font-style-asian="normal" style:font-weight-asian="normal"/>
    </style:style>
    <style:style style:name="P30" style:family="paragraph" style:parent-style-name="Standard">
      <style:paragraph-properties fo:line-height="100%" fo:text-align="justify" style:justify-single-word="false"/>
      <style:text-properties fo:color="#000000" loext:opacity="100%" style:font-name="Times New Roman" fo:font-size="11pt" fo:language="en" fo:country="US" fo:font-style="normal" fo:font-weight="bold" style:letter-kerning="false" style:font-size-asian="11pt" style:font-style-asian="normal" style:font-weight-asian="bold"/>
    </style:style>
    <style:style style:name="P31" style:family="paragraph" style:parent-style-name="Standard">
      <style:paragraph-properties fo:line-height="100%" fo:text-align="justify" style:justify-single-word="false" fo:orphans="0" fo:widows="0">
        <style:tab-stops/>
      </style:paragraph-properties>
      <style:text-properties fo:color="#000000" loext:opacity="100%" style:font-name="Times New Roman" fo:font-size="11pt" fo:language="en" fo:country="US" fo:font-style="normal" fo:font-weight="bold" style:letter-kerning="false" style:font-size-asian="11pt" style:font-style-asian="normal" style:font-weight-asian="bold"/>
    </style:style>
    <style:style style:name="P32" style:family="paragraph" style:parent-style-name="Standard">
      <style:paragraph-properties fo:line-height="100%"/>
      <style:text-properties style:use-window-font-color="true" loext:opacity="0%" style:font-name="Times New Roman" fo:font-size="11pt" fo:language="en" fo:country="US" fo:font-style="normal" fo:font-weight="normal" style:letter-kerning="false" style:font-size-asian="11pt" style:font-style-asian="normal" style:font-weight-asian="normal"/>
    </style:style>
    <style:style style:name="P33" style:family="paragraph" style:parent-style-name="Standard">
      <style:paragraph-properties fo:line-height="100%" fo:text-align="justify" style:justify-single-word="false"/>
      <style:text-properties style:use-window-font-color="true" loext:opacity="0%" style:font-name="Times New Roman" fo:font-size="11pt" fo:language="en" fo:country="US" fo:font-style="normal" fo:font-weight="normal" style:letter-kerning="false" style:font-size-asian="11pt" style:font-style-asian="normal" style:font-weight-asian="normal"/>
    </style:style>
    <style:style style:name="P34" style:family="paragraph" style:parent-style-name="Standard">
      <style:paragraph-properties fo:line-height="100%" fo:orphans="0" fo:widows="0">
        <style:tab-stops/>
      </style:paragraph-properties>
      <style:text-properties style:use-window-font-color="true" loext:opacity="0%" style:font-name="Times New Roman" fo:font-size="11pt" fo:language="en" fo:country="US" fo:font-style="normal" fo:font-weight="normal" style:letter-kerning="false" style:font-size-asian="11pt" style:font-style-asian="normal" style:font-weight-asian="normal"/>
    </style:style>
    <style:style style:name="P35" style:family="paragraph" style:parent-style-name="Standard">
      <style:paragraph-properties fo:margin-left="0.5in" fo:margin-right="0in" fo:line-height="100%" fo:text-indent="-0.5in" style:auto-text-indent="false"/>
      <style:text-properties style:use-window-font-color="true" loext:opacity="0%" style:font-name="Times New Roman" fo:font-size="11pt" fo:language="en" fo:country="US" fo:font-style="normal" fo:font-weight="normal" style:letter-kerning="false" style:font-size-asian="11pt" style:font-style-asian="normal" style:font-weight-asian="normal"/>
    </style:style>
    <style:style style:name="P36" style:family="paragraph" style:parent-style-name="Standard">
      <style:paragraph-properties fo:line-height="115%"/>
      <style:text-properties style:use-window-font-color="true" loext:opacity="0%" style:font-name="Times New Roman" fo:font-size="11pt" fo:language="en" fo:country="US" fo:font-style="normal" fo:font-weight="normal" style:letter-kerning="false" style:font-size-asian="11pt" style:font-style-asian="normal" style:font-weight-asian="normal"/>
    </style:style>
    <style:style style:name="P37" style:family="paragraph" style:parent-style-name="Standard">
      <style:paragraph-properties fo:line-height="115%" fo:orphans="0" fo:widows="0"/>
      <style:text-properties style:use-window-font-color="true" loext:opacity="0%" style:font-name="Times New Roman" fo:font-size="11pt" fo:language="en" fo:country="US" fo:font-style="normal" fo:font-weight="normal" style:letter-kerning="false" style:font-size-asian="11pt" style:font-style-asian="normal" style:font-weight-asian="normal"/>
    </style:style>
    <style:style style:name="P38" style:family="paragraph" style:parent-style-name="Standard">
      <style:paragraph-properties fo:line-height="100%" fo:orphans="0" fo:widows="0">
        <style:tab-stops/>
      </style:paragraph-properties>
      <style:text-properties style:use-window-font-color="true" loext:opacity="0%" style:font-name="Times New Roman" fo:font-size="11pt" fo:language="en" fo:country="US" fo:font-style="normal" fo:font-weight="bold" style:letter-kerning="false" style:font-size-asian="11pt" style:font-style-asian="normal" style:font-weight-asian="bold"/>
    </style:style>
    <style:style style:name="P39" style:family="paragraph" style:parent-style-name="Standard">
      <style:paragraph-properties fo:line-height="100%" fo:text-align="justify" style:justify-single-word="false" fo:orphans="0" fo:widows="0">
        <style:tab-stops/>
      </style:paragraph-properties>
      <style:text-properties style:use-window-font-color="true" loext:opacity="0%" style:font-name="Times New Roman" fo:font-size="11pt" fo:language="en" fo:country="US" fo:font-style="normal" fo:font-weight="bold" style:letter-kerning="false" style:font-size-asian="11pt" style:font-style-asian="normal" style:font-weight-asian="bold"/>
    </style:style>
    <style:style style:name="P40" style:family="paragraph" style:parent-style-name="Standard">
      <style:paragraph-properties fo:line-height="115%"/>
      <style:text-properties style:use-window-font-color="true" loext:opacity="0%" style:font-name="Times New Roman" fo:font-size="11pt" fo:language="en" fo:country="US" fo:font-style="normal" fo:font-weight="bold" style:letter-kerning="false" style:font-size-asian="11pt" style:font-style-asian="normal" style:font-weight-asian="bold"/>
    </style:style>
    <style:style style:name="P41" style:family="paragraph" style:parent-style-name="Standard">
      <style:paragraph-properties fo:line-height="100%" fo:text-align="justify" style:justify-single-word="false"/>
      <style:text-properties style:use-window-font-color="true" loext:opacity="0%" style:font-name="Times New Roman" fo:font-size="11pt" fo:language="en" fo:country="US" fo:font-style="italic" fo:font-weight="normal" style:letter-kerning="false" style:font-size-asian="11pt" style:font-style-asian="italic" style:font-weight-asian="normal"/>
    </style:style>
    <style:style style:name="P42" style:family="paragraph" style:parent-style-name="Standard">
      <style:paragraph-properties fo:line-height="100%" fo:text-align="justify" style:justify-single-word="false" fo:orphans="0" fo:widows="0">
        <style:tab-stops/>
      </style:paragraph-properties>
      <style:text-properties style:use-window-font-color="true" loext:opacity="0%" style:font-name="Calibri" fo:font-size="11pt" fo:language="en" fo:country="US" fo:font-style="normal" fo:font-weight="normal" style:letter-kerning="false" style:font-size-asian="11pt" style:font-style-asian="normal" style:font-weight-asian="normal"/>
    </style:style>
    <style:style style:name="P43" style:family="paragraph" style:parent-style-name="Standard">
      <style:paragraph-properties fo:line-height="115%" fo:orphans="0" fo:widows="0">
        <style:tab-stops/>
      </style:paragraph-properties>
      <style:text-properties style:use-window-font-color="true" loext:opacity="0%" style:font-name="Calibri" fo:font-size="11pt" fo:language="en" fo:country="US" fo:font-style="normal" fo:font-weight="normal" style:letter-kerning="false" style:font-size-asian="11pt" style:font-style-asian="normal" style:font-weight-asian="normal"/>
    </style:style>
    <style:style style:name="P44" style:family="paragraph" style:parent-style-name="Standard">
      <style:paragraph-properties fo:line-height="100%" fo:text-align="center" style:justify-single-word="false"/>
      <style:text-properties style:font-name="Times New Roman" fo:font-size="11pt" fo:language="en" fo:country="US" fo:font-weight="bold" style:font-size-asian="11pt" style:font-weight-asian="bold"/>
    </style:style>
    <style:style style:name="P45" style:family="paragraph" style:parent-style-name="Standard">
      <style:paragraph-properties fo:line-height="100%" fo:text-align="justify" style:justify-single-word="false"/>
      <style:text-properties style:font-name="Times New Roman" fo:font-size="11pt" fo:language="en" fo:country="US" fo:font-weight="bold" style:font-size-asian="11pt" style:font-weight-asian="bold"/>
    </style:style>
    <style:style style:name="P46" style:family="paragraph" style:parent-style-name="Standard">
      <style:paragraph-properties fo:line-height="100%"/>
      <style:text-properties style:font-name="Times New Roman" fo:font-size="11pt" fo:language="en" fo:country="US" fo:font-weight="normal" style:font-size-asian="11pt" style:font-weight-asian="normal"/>
    </style:style>
    <style:style style:name="P47" style:family="paragraph" style:parent-style-name="Standard">
      <style:paragraph-properties fo:line-height="100%" fo:text-align="justify" style:justify-single-word="false"/>
      <style:text-properties style:font-name="Times New Roman" fo:font-size="11pt" fo:language="en" fo:country="US" fo:font-weight="normal" style:font-size-asian="11pt" style:font-weight-asian="normal"/>
    </style:style>
    <style:style style:name="P48" style:family="paragraph" style:parent-style-name="Standard">
      <style:paragraph-properties fo:line-height="100%" fo:text-align="justify" style:justify-single-word="false"/>
      <style:text-properties style:font-name="Times New Roman" fo:font-size="11pt" fo:language="en" fo:country="US" fo:font-weight="normal" officeooo:paragraph-rsid="00097859" style:font-size-asian="11pt" style:font-weight-asian="normal"/>
    </style:style>
    <style:style style:name="P49" style:family="paragraph" style:parent-style-name="Standard">
      <style:paragraph-properties fo:line-height="115%" fo:text-align="justify" style:justify-single-word="false"/>
      <style:text-properties style:font-name="Times New Roman" fo:font-size="11pt" fo:language="en" fo:country="US" fo:font-weight="normal" style:font-size-asian="11pt" style:font-weight-asian="normal"/>
    </style:style>
    <style:style style:name="P50" style:family="paragraph" style:parent-style-name="Standard">
      <style:paragraph-properties fo:line-height="100%" fo:text-align="justify" style:justify-single-word="false"/>
      <style:text-properties style:font-name="Times New Roman" fo:font-size="11pt" fo:language="en" fo:country="US" fo:font-style="normal" fo:font-weight="bold" style:font-size-asian="11pt" style:font-style-asian="normal" style:font-weight-asian="bold"/>
    </style:style>
    <style:style style:name="P51" style:family="paragraph" style:parent-style-name="Standard">
      <style:paragraph-properties fo:margin-left="0in" fo:margin-right="0in" fo:line-height="100%" fo:text-align="justify" style:justify-single-word="false" fo:orphans="0" fo:widows="0" fo:text-indent="0.25in" style:auto-text-indent="false">
        <style:tab-stops/>
      </style:paragraph-properties>
      <style:text-properties style:font-name="Times New Roman" fo:font-size="11pt" fo:language="en" fo:country="US" fo:font-style="normal" fo:font-weight="bold" style:font-size-asian="11pt" style:font-style-asian="normal" style:font-weight-asian="bold"/>
    </style:style>
    <style:style style:name="P52" style:family="paragraph" style:parent-style-name="Standard">
      <style:paragraph-properties fo:margin-left="0in" fo:margin-right="0in" fo:line-height="100%" fo:text-align="justify" style:justify-single-word="false" fo:text-indent="0.5in" style:auto-text-indent="false"/>
      <style:text-properties style:font-name="Times New Roman" fo:font-size="11pt" fo:language="en" fo:country="US" fo:font-style="normal" fo:font-weight="bold" style:font-size-asian="11pt" style:font-style-asian="normal" style:font-weight-asian="bold"/>
    </style:style>
    <style:style style:name="P53" style:family="paragraph" style:parent-style-name="Standard">
      <style:paragraph-properties fo:line-height="100%" fo:text-align="center" style:justify-single-word="false" fo:orphans="0" fo:widows="0">
        <style:tab-stops/>
      </style:paragraph-properties>
      <style:text-properties style:font-name="Times New Roman" fo:font-size="11pt" fo:language="en" fo:country="US" fo:font-style="normal" fo:font-weight="bold" style:font-size-asian="11pt" style:font-style-asian="normal" style:font-weight-asian="bold"/>
    </style:style>
    <style:style style:name="P54" style:family="paragraph" style:parent-style-name="Standard">
      <style:paragraph-properties fo:line-height="100%" fo:text-align="justify" style:justify-single-word="false"/>
      <style:text-properties style:font-name="Times New Roman" fo:font-size="11pt" fo:language="en" fo:country="US" fo:font-style="normal" fo:font-weight="bold" style:letter-kerning="false" style:font-size-asian="11pt" style:font-style-asian="normal" style:font-weight-asian="bold"/>
    </style:style>
    <style:style style:name="P55" style:family="paragraph" style:parent-style-name="Standard">
      <style:paragraph-properties fo:line-height="100%" fo:text-align="center" style:justify-single-word="false" fo:orphans="0" fo:widows="0">
        <style:tab-stops/>
      </style:paragraph-properties>
      <style:text-properties style:font-name="Times New Roman" fo:font-size="11pt" fo:language="en" fo:country="US" fo:font-style="normal" fo:font-weight="bold" style:letter-kerning="false" style:font-size-asian="11pt" style:font-style-asian="normal" style:font-weight-asian="bold"/>
    </style:style>
    <style:style style:name="P56" style:family="paragraph" style:parent-style-name="Standard">
      <style:paragraph-properties fo:margin-left="0in" fo:margin-right="0in" fo:line-height="100%" fo:text-align="justify" style:justify-single-word="false" fo:orphans="0" fo:widows="0" fo:text-indent="0.25in" style:auto-text-indent="false">
        <style:tab-stops/>
      </style:paragraph-properties>
      <style:text-properties style:font-name="Times New Roman" fo:font-size="11pt" fo:language="en" fo:country="US" fo:font-style="normal" fo:font-weight="normal" style:font-size-asian="11pt" style:font-style-asian="normal" style:font-weight-asian="normal"/>
    </style:style>
    <style:style style:name="P57" style:family="paragraph" style:parent-style-name="Standard">
      <style:paragraph-properties fo:line-height="100%" fo:text-align="justify" style:justify-single-word="false" fo:orphans="0" fo:widows="0">
        <style:tab-stops/>
      </style:paragraph-properties>
      <style:text-properties style:font-name="Times New Roman" fo:font-size="11pt" fo:language="en" fo:country="US" fo:font-style="normal" fo:font-weight="normal" style:font-size-asian="11pt" style:font-style-asian="normal" style:font-weight-asian="normal"/>
    </style:style>
    <style:style style:name="P58" style:family="paragraph" style:parent-style-name="Standard">
      <style:paragraph-properties fo:line-height="100%" fo:text-align="justify" style:justify-single-word="false"/>
      <style:text-properties style:font-name="Times New Roman" fo:font-size="11pt" fo:language="en" fo:country="US" fo:font-style="normal" fo:font-weight="normal" officeooo:paragraph-rsid="00097859" style:font-size-asian="11pt" style:font-style-asian="normal" style:font-weight-asian="normal"/>
    </style:style>
    <style:style style:name="P59" style:family="paragraph" style:parent-style-name="Standard">
      <style:paragraph-properties fo:line-height="100%" fo:text-align="justify" style:justify-single-word="false"/>
      <style:text-properties style:font-name="Times New Roman" fo:font-size="11pt" fo:language="en" fo:country="US" fo:font-style="normal" fo:font-weight="normal" officeooo:paragraph-rsid="000daa5e" style:font-size-asian="11pt" style:font-style-asian="normal" style:font-weight-asian="normal"/>
    </style:style>
    <style:style style:name="P60" style:family="paragraph" style:parent-style-name="Standard" style:list-style-name="WWNum1">
      <style:paragraph-properties fo:margin-left="0.5in" fo:margin-right="0in" fo:margin-top="0in" fo:margin-bottom="0.111in" style:contextual-spacing="false" style:line-height-at-least="0.1799in" fo:text-align="justify" style:justify-single-word="false" fo:orphans="0" fo:widows="0" fo:text-indent="-0.25in" style:auto-text-indent="false">
        <style:tab-stops/>
      </style:paragraph-properties>
      <style:text-properties style:font-name="Times New Roman" fo:font-size="11pt" fo:language="en" fo:country="US" fo:font-style="normal" fo:font-weight="normal" style:font-size-asian="11pt" style:font-style-asian="normal" style:font-weight-asian="normal"/>
    </style:style>
    <style:style style:name="P61" style:family="paragraph" style:parent-style-name="Standard" style:list-style-name="WWNum1">
      <style:paragraph-properties fo:margin-left="0in" fo:margin-right="0in" fo:margin-top="0in" fo:margin-bottom="0.111in" style:contextual-spacing="false" style:line-height-at-least="0.1799in" fo:text-align="justify" style:justify-single-word="false" fo:orphans="0" fo:widows="0" fo:text-indent="0in" style:auto-text-indent="false">
        <style:tab-stops/>
      </style:paragraph-properties>
      <style:text-properties style:font-name="Times New Roman" fo:font-size="11pt" fo:language="en" fo:country="US" fo:font-style="normal" fo:font-weight="normal" style:font-size-asian="11pt" style:font-style-asian="normal" style:font-weight-asian="normal"/>
    </style:style>
    <style:style style:name="P62" style:family="paragraph" style:parent-style-name="Standard">
      <style:paragraph-properties fo:line-height="115%"/>
      <style:text-properties style:font-name="Times New Roman" fo:font-size="11pt" fo:language="en" fo:country="US" fo:font-style="normal" fo:font-weight="normal" style:font-size-asian="11pt" style:font-style-asian="normal" style:font-weight-asian="normal"/>
    </style:style>
    <style:style style:name="P63" style:family="paragraph" style:parent-style-name="Standard" style:list-style-name="WWNum1">
      <style:paragraph-properties fo:margin-left="0.5in" fo:margin-right="0in" fo:margin-top="0in" fo:margin-bottom="0.111in" style:contextual-spacing="false" style:line-height-at-least="0.1799in" fo:text-align="justify" style:justify-single-word="false" fo:orphans="0" fo:widows="0" fo:text-indent="-0.25in" style:auto-text-indent="false">
        <style:tab-stops/>
      </style:paragraph-properties>
      <style:text-properties style:font-name="Times New Roman" fo:font-size="11pt" fo:language="en" fo:country="US" fo:font-style="normal" fo:font-weight="normal" officeooo:rsid="000c3c13" officeooo:paragraph-rsid="000c3c13" style:font-size-asian="11pt" style:font-style-asian="normal" style:font-weight-asian="normal"/>
    </style:style>
    <style:style style:name="P64" style:family="paragraph" style:parent-style-name="Standard">
      <style:paragraph-properties fo:line-height="115%"/>
      <style:text-properties style:font-name="Times New Roman" fo:font-size="11pt" fo:language="en" fo:country="US" fo:font-style="normal" fo:font-weight="normal" officeooo:rsid="000c3c13" style:font-size-asian="11pt" style:font-style-asian="normal" style:font-weight-asian="normal"/>
    </style:style>
    <style:style style:name="P65" style:family="paragraph" style:parent-style-name="Standard">
      <style:paragraph-properties fo:line-height="115%"/>
      <style:text-properties style:font-name="Times New Roman" fo:font-size="11pt" fo:language="en" fo:country="US" fo:font-style="normal" fo:font-weight="normal" officeooo:rsid="000daa5e" officeooo:paragraph-rsid="000daa5e" style:font-size-asian="11pt" style:font-style-asian="normal" style:font-weight-asian="normal"/>
    </style:style>
    <style:style style:name="P66" style:family="paragraph" style:parent-style-name="Standard" style:list-style-name="WWNum1">
      <style:paragraph-properties fo:margin-left="0.5in" fo:margin-right="0in" fo:margin-top="0in" fo:margin-bottom="0.111in" style:contextual-spacing="false" style:line-height-at-least="0.1799in" fo:text-align="justify" style:justify-single-word="false" fo:orphans="0" fo:widows="0" fo:text-indent="-0.25in" style:auto-text-indent="false">
        <style:tab-stops/>
      </style:paragraph-properties>
      <style:text-properties style:font-name="Times New Roman" fo:font-size="11pt" fo:language="en" fo:country="US" fo:font-style="normal" fo:font-weight="normal" officeooo:rsid="000daa5e" officeooo:paragraph-rsid="000daa5e" style:font-size-asian="11pt" style:font-style-asian="normal" style:font-weight-asian="normal"/>
    </style:style>
    <style:style style:name="P67" style:family="paragraph" style:parent-style-name="Standard">
      <style:paragraph-properties fo:line-height="100%" fo:text-align="justify" style:justify-single-word="false"/>
      <style:text-properties style:font-name="Times New Roman" fo:font-size="11pt" fo:language="en" fo:country="US" fo:font-style="normal" fo:font-weight="normal" style:letter-kerning="false" style:font-size-asian="11pt" style:font-style-asian="normal" style:font-weight-asian="normal"/>
    </style:style>
    <style:style style:name="P68" style:family="paragraph" style:parent-style-name="Standard">
      <style:paragraph-properties fo:line-height="100%" fo:text-align="justify" style:justify-single-word="false" fo:orphans="0" fo:widows="0">
        <style:tab-stops/>
      </style:paragraph-properties>
      <style:text-properties style:font-name="Times New Roman" fo:font-size="11pt" fo:language="en" fo:country="US" fo:font-style="normal" fo:font-weight="normal" style:letter-kerning="false" style:font-size-asian="11pt" style:font-style-asian="normal" style:font-weight-asian="normal"/>
    </style:style>
    <style:style style:name="P69" style:family="paragraph" style:parent-style-name="Standard">
      <style:paragraph-properties fo:line-height="100%" fo:text-align="center" style:justify-single-word="false" fo:orphans="0" fo:widows="0">
        <style:tab-stops/>
      </style:paragraph-properties>
      <style:text-properties style:font-name="Times New Roman" fo:font-size="11pt" fo:language="en" fo:country="US" fo:font-style="normal" fo:font-weight="normal" style:letter-kerning="false" style:font-size-asian="11pt" style:font-style-asian="normal" style:font-weight-asian="normal"/>
    </style:style>
    <style:style style:name="P70" style:family="paragraph" style:parent-style-name="Standard">
      <style:paragraph-properties fo:line-height="100%" fo:text-align="center" style:justify-single-word="false"/>
      <style:text-properties style:font-name="Times New Roman" fo:font-size="11pt" fo:language="en" fo:country="US" fo:font-style="normal" fo:font-weight="normal" style:letter-kerning="false" style:font-size-asian="11pt" style:font-style-asian="normal" style:font-weight-asian="normal"/>
    </style:style>
    <style:style style:name="P71" style:family="paragraph" style:parent-style-name="Standard">
      <style:paragraph-properties fo:line-height="115%" fo:text-align="justify" style:justify-single-word="false"/>
      <style:text-properties style:font-name="Times New Roman" fo:font-size="11pt" fo:language="en" fo:country="US" fo:font-style="normal" fo:font-weight="normal" style:letter-kerning="false" style:font-size-asian="11pt" style:font-style-asian="normal" style:font-weight-asian="normal"/>
    </style:style>
    <style:style style:name="P72" style:family="paragraph" style:parent-style-name="Standard" style:list-style-name="WWNum1">
      <style:paragraph-properties fo:margin-left="0.5in" fo:margin-right="0in" fo:line-height="115%" fo:text-align="justify" style:justify-single-word="false" fo:text-indent="-0.25in" style:auto-text-indent="false"/>
      <style:text-properties style:font-name="Times New Roman" fo:font-size="11pt" fo:language="en" fo:country="US" fo:font-style="normal" fo:font-weight="normal" style:letter-kerning="false" style:font-size-asian="11pt" style:font-style-asian="normal" style:font-weight-asian="normal"/>
    </style:style>
    <style:style style:name="P73" style:family="paragraph" style:parent-style-name="Standard">
      <style:paragraph-properties fo:line-height="115%"/>
      <style:text-properties style:font-name="Times New Roman" fo:font-size="11pt" fo:language="en" fo:country="US" fo:font-style="italic" fo:font-weight="bold" style:letter-kerning="false" style:font-size-asian="11pt" style:font-style-asian="italic" style:font-weight-asian="bold"/>
    </style:style>
    <style:style style:name="P74" style:family="paragraph" style:parent-style-name="Standard" style:list-style-name="WWNum1">
      <style:paragraph-properties fo:margin-left="0.5in" fo:margin-right="0in" fo:line-height="100%" fo:text-align="justify" style:justify-single-word="false" fo:orphans="0" fo:widows="0" fo:text-indent="-0.25in" style:auto-text-indent="false">
        <style:tab-stops/>
      </style:paragraph-properties>
    </style:style>
    <style:style style:name="P75" style:family="paragraph" style:parent-style-name="Standard">
      <style:paragraph-properties fo:line-height="100%" fo:text-align="justify" style:justify-single-word="false"/>
      <style:text-properties officeooo:paragraph-rsid="00097859"/>
    </style:style>
    <style:style style:name="P76" style:family="paragraph" style:parent-style-name="Standard">
      <style:paragraph-properties fo:line-height="100%" fo:text-align="justify" style:justify-single-word="false"/>
      <style:text-properties officeooo:paragraph-rsid="000daa5e"/>
    </style:style>
    <style:style style:name="P77" style:family="paragraph" style:parent-style-name="Standard">
      <style:paragraph-properties fo:line-height="100%" fo:text-align="justify" style:justify-single-word="false"/>
      <style:text-properties style:font-name="Liberation Serif" fo:font-size="12pt" fo:language="en" fo:country="US" fo:font-style="normal" fo:font-weight="normal" style:letter-kerning="true" style:font-size-asian="12pt" style:font-style-asian="normal" style:font-weight-asian="normal"/>
    </style:style>
    <style:style style:name="P78" style:family="paragraph" style:parent-style-name="Standard">
      <style:paragraph-properties fo:line-height="100%" fo:text-align="justify" style:justify-single-word="false"/>
      <style:text-properties fo:color="#000000" loext:opacity="100%" style:font-name="Times New Roman" fo:font-size="11pt" fo:language="en" fo:country="US" fo:font-style="normal" fo:font-weight="normal" style:letter-kerning="false" style:font-size-asian="11pt" style:font-style-asian="normal" style:font-weight-asian="normal"/>
    </style:style>
    <style:style style:name="P79" style:family="paragraph" style:parent-style-name="Standard">
      <style:paragraph-properties fo:margin-left="0.5in" fo:margin-right="0in" fo:line-height="100%" fo:text-align="justify" style:justify-single-word="false" fo:text-indent="-0.25in" style:auto-text-indent="false"/>
      <style:text-properties fo:color="#000000" loext:opacity="100%" style:font-name="Times New Roman" fo:font-size="11pt" fo:language="en" fo:country="US" fo:font-style="normal" fo:font-weight="normal" style:letter-kerning="false" style:font-size-asian="11pt" style:font-style-asian="normal" style:font-weight-asian="normal"/>
    </style:style>
    <style:style style:name="P80" style:family="paragraph" style:parent-style-name="Standard">
      <style:paragraph-properties fo:line-height="115%" fo:orphans="0" fo:widows="0">
        <style:tab-stops/>
      </style:paragraph-properties>
      <style:text-properties fo:color="#000000" loext:opacity="100%" style:font-name="Times New Roman" fo:font-size="11pt" fo:language="en" fo:country="US" fo:font-style="normal" fo:font-weight="normal" style:letter-kerning="false" style:font-size-asian="11pt" style:font-style-asian="normal" style:font-weight-asian="normal"/>
    </style:style>
    <style:style style:name="P81" style:family="paragraph" style:parent-style-name="Standard">
      <style:paragraph-properties fo:line-height="100%"/>
      <style:text-properties fo:color="#000000" loext:opacity="100%" style:font-name="Times New Roman" fo:font-size="11pt" fo:language="en" fo:country="US" fo:font-style="normal" fo:font-weight="bold" style:letter-kerning="false" style:font-size-asian="11pt" style:font-style-asian="normal" style:font-weight-asian="bold"/>
    </style:style>
    <style:style style:name="P82" style:family="paragraph" style:parent-style-name="Standard">
      <style:paragraph-properties fo:line-height="100%" fo:text-align="justify" style:justify-single-word="false"/>
      <style:text-properties fo:color="#000000" loext:opacity="100%" style:font-name="Times New Roman" fo:font-size="11pt" fo:language="en" fo:country="US" fo:font-style="normal" fo:font-weight="bold" style:letter-kerning="false" style:font-size-asian="11pt" style:font-style-asian="normal" style:font-weight-asian="bold"/>
    </style:style>
    <style:style style:name="P83" style:family="paragraph" style:parent-style-name="Standard">
      <style:paragraph-properties fo:line-height="100%" fo:text-align="justify" style:justify-single-word="false" fo:orphans="0" fo:widows="0">
        <style:tab-stops>
          <style:tab-stop style:position="1.3307in" style:type="right"/>
        </style:tab-stops>
      </style:paragraph-properties>
      <style:text-properties fo:color="#000000" loext:opacity="100%" style:font-name="Times New Roman" fo:font-size="11pt" fo:language="en" fo:country="US" fo:font-style="normal" fo:font-weight="bold" style:letter-kerning="false" style:font-size-asian="11pt" style:font-style-asian="normal" style:font-weight-asian="bold"/>
    </style:style>
    <style:style style:name="P84" style:family="paragraph" style:parent-style-name="Standard">
      <style:paragraph-properties fo:line-height="100%" fo:text-align="justify" style:justify-single-word="false" fo:orphans="0" fo:widows="0">
        <style:tab-stops/>
      </style:paragraph-properties>
      <style:text-properties fo:color="#000000" loext:opacity="100%" style:font-name="Times New Roman" fo:font-size="11pt" fo:language="en" fo:country="US" fo:font-style="normal" fo:font-weight="bold" style:letter-kerning="false" style:font-size-asian="11pt" style:font-style-asian="normal" style:font-weight-asian="bold"/>
    </style:style>
    <style:style style:name="P85" style:family="paragraph" style:parent-style-name="Standard">
      <style:paragraph-properties fo:line-height="100%" fo:orphans="0" fo:widows="0">
        <style:tab-stops/>
      </style:paragraph-properties>
      <style:text-properties fo:color="#000000" loext:opacity="100%" style:font-name="Times New Roman" fo:font-size="11pt" fo:language="en" fo:country="US" fo:font-style="normal" fo:font-weight="bold" style:letter-kerning="false" style:font-size-asian="11pt" style:font-style-asian="normal" style:font-weight-asian="bold"/>
    </style:style>
    <style:style style:name="P86" style:family="paragraph" style:parent-style-name="Standard">
      <style:paragraph-properties fo:line-height="115%" fo:text-align="justify" style:justify-single-word="false"/>
      <style:text-properties fo:color="#000000" loext:opacity="100%" style:font-name="Times New Roman" fo:font-size="11pt" fo:language="en" fo:country="US" fo:font-style="italic" fo:font-weight="bold" style:letter-kerning="false" style:font-size-asian="11pt" style:font-style-asian="italic" style:font-weight-asian="bold"/>
    </style:style>
    <style:style style:name="P87" style:family="paragraph" style:parent-style-name="Standard">
      <style:paragraph-properties fo:line-height="115%" fo:break-before="page"/>
      <style:text-properties style:use-window-font-color="true" loext:opacity="0%" style:font-name="Times New Roman" fo:font-size="11pt" fo:language="en" fo:country="US" fo:font-style="italic" fo:font-weight="bold" style:letter-kerning="false" style:font-size-asian="11pt" style:font-style-asian="italic" style:font-weight-asian="bold"/>
    </style:style>
    <style:style style:name="P88" style:family="paragraph" style:parent-style-name="Standard">
      <style:paragraph-properties fo:line-height="100%" fo:text-align="justify" style:justify-single-word="false"/>
      <style:text-properties style:use-window-font-color="true" loext:opacity="0%" style:font-name="Times New Roman" fo:font-size="11pt" fo:language="en" fo:country="US" fo:font-style="normal" fo:font-weight="bold" style:letter-kerning="false" style:font-size-asian="11pt" style:font-style-asian="normal" style:font-weight-asian="bold"/>
    </style:style>
    <style:style style:name="P89" style:family="paragraph" style:parent-style-name="Standard">
      <style:paragraph-properties fo:line-height="100%" fo:text-align="justify" style:justify-single-word="false" fo:orphans="0" fo:widows="0">
        <style:tab-stops/>
      </style:paragraph-properties>
      <style:text-properties style:use-window-font-color="true" loext:opacity="0%" style:font-name="Times New Roman" fo:font-size="11pt" fo:language="en" fo:country="US" fo:font-style="normal" fo:font-weight="bold" style:letter-kerning="false" style:font-size-asian="11pt" style:font-style-asian="normal" style:font-weight-asian="bold"/>
    </style:style>
    <style:style style:name="P90" style:family="paragraph" style:parent-style-name="Standard">
      <style:paragraph-properties fo:line-height="100%" fo:orphans="0" fo:widows="0">
        <style:tab-stops/>
      </style:paragraph-properties>
      <style:text-properties style:use-window-font-color="true" loext:opacity="0%" style:font-name="Times New Roman" fo:font-size="11pt" fo:language="en" fo:country="US" fo:font-style="normal" fo:font-weight="bold" style:letter-kerning="false" style:font-size-asian="11pt" style:font-style-asian="normal" style:font-weight-asian="bold"/>
    </style:style>
    <style:style style:name="P91" style:family="paragraph" style:parent-style-name="Standard">
      <style:paragraph-properties fo:line-height="100%" fo:text-align="justify" style:justify-single-word="false"/>
      <style:text-properties style:use-window-font-color="true" loext:opacity="0%" style:font-name="Times New Roman" fo:font-size="11pt" fo:language="en" fo:country="US" fo:font-style="normal" fo:font-weight="normal" style:letter-kerning="false" style:font-size-asian="11pt" style:font-style-asian="normal" style:font-weight-asian="normal"/>
    </style:style>
    <style:style style:name="P92" style:family="paragraph" style:parent-style-name="Standard">
      <style:paragraph-properties fo:line-height="115%"/>
      <style:text-properties style:use-window-font-color="true" loext:opacity="0%" style:font-name="Arial" fo:font-size="11pt" fo:language="en" fo:country="US" fo:font-style="normal" fo:font-weight="bold" style:letter-kerning="false" style:font-size-asian="11pt" style:font-style-asian="normal" style:font-weight-asian="bold"/>
    </style:style>
    <style:style style:name="T1" style:family="text">
      <style:text-properties style:font-name="Times New Roman" fo:font-size="11pt" fo:language="en" fo:country="US" fo:font-weight="bold" style:font-size-asian="11pt" style:font-weight-asian="bold"/>
    </style:style>
    <style:style style:name="T2" style:family="text">
      <style:text-properties style:font-name="Times New Roman" fo:font-size="11pt" fo:language="en" fo:country="US" fo:font-weight="normal" style:font-size-asian="11pt" style:font-weight-asian="normal"/>
    </style:style>
    <style:style style:name="T3" style:family="text">
      <style:text-properties style:font-name="Times New Roman" fo:font-size="11pt" fo:language="en" fo:country="US" fo:font-style="italic" fo:font-weight="normal" style:font-size-asian="11pt" style:font-style-asian="italic" style:font-weight-asian="normal"/>
    </style:style>
    <style:style style:name="T4" style:family="text">
      <style:text-properties style:font-name="Times New Roman" fo:font-size="11pt" fo:language="en" fo:country="US" fo:font-style="italic" fo:font-weight="normal" style:letter-kerning="false" style:font-size-asian="11pt" style:font-style-asian="italic" style:font-weight-asian="normal"/>
    </style:style>
    <style:style style:name="T5" style:family="text">
      <style:text-properties style:font-name="Times New Roman" fo:font-size="11pt" fo:language="en" fo:country="US" fo:font-style="italic" fo:font-weight="bold" style:letter-kerning="false" style:font-size-asian="11pt" style:font-style-asian="italic" style:font-weight-asian="bold"/>
    </style:style>
    <style:style style:name="T6" style:family="text">
      <style:text-properties style:font-name="Times New Roman" fo:font-size="11pt" fo:language="en" fo:country="US" fo:font-style="normal" fo:font-weight="normal" style:font-size-asian="11pt" style:font-style-asian="normal" style:font-weight-asian="normal"/>
    </style:style>
    <style:style style:name="T7" style:family="text">
      <style:text-properties style:font-name="Times New Roman" fo:font-size="11pt" fo:language="en" fo:country="US" fo:font-style="normal" fo:font-weight="normal" officeooo:rsid="00097859" style:font-size-asian="11pt" style:font-style-asian="normal" style:font-weight-asian="normal"/>
    </style:style>
    <style:style style:name="T8" style:family="text">
      <style:text-properties style:font-name="Times New Roman" fo:font-size="11pt" fo:language="en" fo:country="US" fo:font-style="normal" fo:font-weight="normal" officeooo:rsid="000daa5e" style:font-size-asian="11pt" style:font-style-asian="normal" style:font-weight-asian="normal"/>
    </style:style>
    <style:style style:name="T9" style:family="text">
      <style:text-properties style:font-name="Times New Roman" fo:font-size="11pt" fo:language="en" fo:country="US" fo:font-style="normal" fo:font-weight="normal" style:letter-kerning="false" style:font-size-asian="11pt" style:font-style-asian="normal" style:font-weight-asian="normal"/>
    </style:style>
    <style:style style:name="T10" style:family="text">
      <style:text-properties style:font-name="Times New Roman" fo:font-size="11pt" fo:language="en" fo:country="US" fo:font-style="normal" fo:font-weight="normal" officeooo:rsid="000daa5e" style:letter-kerning="false" style:font-size-asian="11pt" style:font-style-asian="normal" style:font-weight-asian="normal"/>
    </style:style>
    <style:style style:name="T11" style:family="text">
      <style:text-properties style:font-name="Times New Roman" fo:font-size="11pt" fo:language="en" fo:country="US" fo:font-style="normal" fo:font-weight="normal" style:letter-kerning="false" fo:background-color="#ffff00" loext:char-shading-value="0" style:font-size-asian="11pt" style:font-style-asian="normal" style:font-weight-asian="normal"/>
    </style:style>
    <style:style style:name="T12" style:family="text">
      <style:text-properties style:font-name="Times New Roman" fo:font-size="11pt" fo:language="en" fo:country="US" fo:font-style="normal" fo:font-weight="bold" style:font-size-asian="11pt" style:font-style-asian="normal" style:font-weight-asian="bold"/>
    </style:style>
    <style:style style:name="T13" style:family="text">
      <style:text-properties style:font-name="Times New Roman" fo:font-size="11pt" fo:language="en" fo:country="US" fo:font-style="normal" fo:font-weight="bold" style:letter-kerning="false" style:font-size-asian="11pt" style:font-style-asian="normal" style:font-weight-asian="bold"/>
    </style:style>
    <style:style style:name="T14" style:family="text">
      <style:text-properties style:font-name="Times New Roman" fo:font-size="11pt" fo:language="en" fo:country="US" fo:font-style="normal" fo:font-weight="bold" style:letter-kerning="false" fo:background-color="#ffffff" loext:char-shading-value="0" style:font-size-asian="11pt" style:font-style-asian="normal" style:font-weight-asian="bold"/>
    </style:style>
    <style:style style:name="T15" style:family="text">
      <style:text-properties style:font-name="Times New Roman" fo:font-size="12pt" fo:language="en" fo:country="US" fo:font-style="normal" fo:font-weight="normal" style:font-size-asian="12pt" style:font-style-asian="normal" style:font-weight-asian="normal"/>
    </style:style>
    <style:style style:name="T16" style:family="text">
      <style:text-properties fo:language="en" fo:country="US"/>
    </style:style>
    <style:style style:name="T17" style:family="text">
      <style:text-properties style:font-name="Segoe UI Symbol" fo:font-size="11pt" fo:language="en" fo:country="US" fo:font-style="normal" fo:font-weight="normal" style:font-size-asian="11pt" style:font-style-asian="normal" style:font-weight-asian="normal"/>
    </style:style>
    <style:style style:name="T18" style:family="text">
      <style:text-properties fo:color="#000000" loext:opacity="100%" style:font-name="Times New Roman" fo:font-size="11pt" fo:language="en" fo:country="US" fo:font-style="normal" fo:font-weight="bold" style:letter-kerning="false" style:font-size-asian="11pt" style:font-style-asian="normal" style:font-weight-asian="bold"/>
    </style:style>
    <style:style style:name="T19" style:family="text">
      <style:text-properties fo:color="#000000" loext:opacity="100%" style:font-name="Times New Roman" fo:font-size="11pt" fo:language="en" fo:country="US" fo:font-style="normal" fo:font-weight="normal" style:letter-kerning="false" style:font-size-asian="11pt" style:font-style-asian="normal" style:font-weight-asian="normal"/>
    </style:style>
    <style:style style:name="T20" style:family="text">
      <style:text-properties fo:color="#000000" loext:opacity="100%" style:font-name="Times New Roman" fo:font-size="11pt" fo:language="en" fo:country="US" fo:font-style="italic" fo:font-weight="bold" style:letter-kerning="false" style:font-size-asian="11pt" style:font-style-asian="italic" style:font-weight-asian="bold"/>
    </style:style>
    <style:style style:name="T21" style:family="text">
      <style:text-properties style:use-window-font-color="true" loext:opacity="0%" style:font-name="Times New Roman" fo:font-size="11pt" fo:language="en" fo:country="US" fo:font-style="italic" fo:font-weight="normal" style:letter-kerning="false" style:font-size-asian="11pt" style:font-style-asian="italic" style:font-weight-asian="normal"/>
    </style:style>
    <style:style style:name="T22" style:family="text">
      <style:text-properties style:use-window-font-color="true" loext:opacity="0%" style:font-name="Times New Roman" fo:font-size="11pt" fo:language="en" fo:country="US" fo:font-style="normal" fo:font-weight="normal" style:letter-kerning="false" style:font-size-asian="11pt" style:font-style-asian="normal" style:font-weight-asian="normal"/>
    </style:style>
    <style:style style:name="T23" style:family="text">
      <style:text-properties officeooo:rsid="00097859"/>
    </style:style>
    <style:style style:name="T24" style:family="text">
      <style:text-properties fo:font-weight="bold" style:font-weight-asian="bold" style:font-weight-complex="bold"/>
    </style:style>
    <style:style style:name="T25" style:family="text">
      <style:text-properties fo:font-weight="bold" officeooo:rsid="00097859" style:font-weight-asian="bold" style:font-weight-complex="bold"/>
    </style:style>
    <style:style style:name="T26" style:family="text">
      <style:text-properties officeooo:rsid="000c3c13"/>
    </style:style>
    <style:style style:name="T27" style:family="text">
      <style:text-properties officeooo:rsid="000daa5e"/>
    </style:style>
    <style:style style:name="T28"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uestionario para la evaluación de proyectos de investigación que utilicen animales </text:p>
      <text:p text:style-name="P6"/>
      <text:p text:style-name="P9">Folio No. ___________ </text:p>
      <text:p text:style-name="P9">Fecha: <text:s text:c="9"/></text:p>
      <text:p text:style-name="P1"><text:span text:style-name="T2">Título del proyecto: </text:span><text:span text:style-name="T1"><text:s/>Evaluación de la modulación glutamatérgica y serotoninérgica sobre la flexibilidad cognitiva y su influencia sobre estados de tipo ansioso y depresivo: Implicación de procesos neuroplásticos en la corteza prefrontal e hipocampo.</text:span></text:p>
      <text:p text:style-name="P10">Propuesta: </text:p>
      <text:p text:style-name="P9">Nueva __X___ Renovación _____, de fecha ____________________ </text:p>
      <text:p text:style-name="P9"/>
      <text:p text:style-name="P2"><text:span text:style-name="T2">Duración del proyecto: _____</text:span><text:span text:style-name="T1">4 Semestres</text:span><text:span text:style-name="T2">_____</text:span></text:p>
      <text:p text:style-name="P10">Número de tesis que saldrán del proyecto: _1__</text:p>
      <text:p text:style-name="P10">Número de artículos que saldrán del proyecto: __1_</text:p>
      <text:p text:style-name="P10"/>
      <text:p text:style-name="P2"><text:span text:style-name="T1">1. Investigador Jefe de Grupo y responsable del proyecto:</text:span><text:span text:style-name="T2"> </text:span></text:p>
      <text:p text:style-name="P10"/>
      <text:p text:style-name="P49">Jefe de grupo: Dra. Pilar Durán Hernández, </text:p>
      <text:p text:style-name="P49">Profesor Asociado, Responsable Académico y Presupuestal del Proyecto: Dr. Alonso Martínez Canabal </text:p>
      <text:p text:style-name="P10"/>
      <text:p text:style-name="P10"/>
      <text:p text:style-name="P8">2. Investigador/es asociados y estudiantes: </text:p>
      <text:p text:style-name="P10"/>
      <text:p text:style-name="P10">Biólogo Santiago García Ríos; estudiante de la maestría en Ciencias Biológicas.</text:p>
      <text:p text:style-name="P10"/>
      <text:p text:style-name="P2"><text:span text:style-name="T1">3. Explique los objetivos científicos generales y específicos del proyecto o protocolo:</text:span><text:span text:style-name="T2"> </text:span></text:p>
      <text:p text:style-name="P10"/>
      <text:p text:style-name="P10">La flexibilidad cognitiva juega un papel clave en la habilidad de los organismos para sobrevivir en ambientes cambiantes. Los déficits en la flexibilidad cognitiva se han observado en individuos con psicopatologías, como depresión, ansiedad, estrés postraumático y déficit de atención. Debido a esta asociación, hay un interés para entender cómo ciertos tipos de estresores juegan un papel en la flexibilidad cognitiva, lo que sería relevante para identificar posibles terapias en estos padecimientos [1]. En el desarrollo de varios tipos de depresión, la disfunción cognitiva prevalece debido, al menos en parte, a una desregulación del sistema serotoninérgico y glutamatérgico en distintas áreas cerebrales implicadas en la flexibilidad cognitiva, como el hipocampo y corteza prefrontal [2]. Si bien, <text:span text:style-name="T23">la </text:span>teoría clásica para explicar la etiología de la depresión se basa en la desregulación monoaminérgica, en los últimos años se ha puesto atención a otro mecanismo neuronal importante en este padecimiento: la neuroplasticidad. <text:span text:style-name="T23">Este mecanismo</text:span> hace referencia a la capacidad de las neuronas a ajustarse y reorganizarse en respuesta a estímulos internos y externos, contribuyendo a un funcionamiento adaptativo a estímulos futuros [3]. </text:p>
      <text:p text:style-name="P10">En el hipocampo y la corteza prefrontal se consideran procesos plásticos todos aquellos cambios a nivel molecular y morfológico que implican modificaciones en la organización de los circuitos -y en el caso del hipocampo- producción de nuevas neuronas. Dicha neurogénesis hipocampal posnatal, ha mostrado jugar un papel en la regulación de la depresión. Si bien, no se conocen los mecanismos exactos de la neurogénesis implicados en esta actividad antidepresiva, se cree que la adición de nuevas neuronas en el hipocampo puede producir una disrupción en redes neuronales previamente establecidas y añadir nuevas células y conexiones. <text:span text:style-name="T23">A</text:span>mbos procesos pueden ser críticos en los procesos de flexibilidad cognitiva mediante el olvido y el reaprendizaje [4]. <text:span text:style-name="T23">Por último, s</text:span>e sabe que la neurogénesis facilita el funcionamiento de los antidepresivos ya que, si este proceso neuroplástico se inhibe, estos medicamentos dejan de producir efectos positivos en el ánimo [5].</text:p>
      <text:p text:style-name="P10"/>
      <text:p text:style-name="P8">Objetivo General</text:p>
      <text:p text:style-name="P10">Revertir déficits en la flexibilidad cognitiva relacionados con estados tipo ansiosos y depresivos a través de la regulación glutamatérgica y serotoninérgica</text:p>
      <text:p text:style-name="P10"/>
      <text:p text:style-name="P8"><text:soft-page-break/>Objetivos particulares</text:p>
      <text:p text:style-name="P7"/>
      <text:p text:style-name="P10"/>
      <text:p text:style-name="P10">Inducir Estados de tipo-ansioso y tipo depresivo y evaluar su relación con déficits cognitivos. </text:p>
      <text:p text:style-name="P10"><text:s text:c="4"/></text:p>
      <text:p text:style-name="P48">Regular el sistema glutamatérgico/serotoninérgico para revertir déficits cognitivos inducidos por estados tipo ansiosos/depresivos</text:p>
      <text:p text:style-name="P10"><text:s text:c="6"/></text:p>
      <text:p text:style-name="P10">Observar los cambios de neuroplasticidad en el hipocampo y la corteza prefrontal en los grupos sometidos a estrés crónico y a modulación glutamatérgica y serotoninérgica. </text:p>
      <text:p text:style-name="P10"/>
      <text:p text:style-name="P10">Evaluar modificaciones morfológicas asociadas a estrés y recuperación por medio de modulación glutamatérgica y serotoninérgica. </text:p>
      <text:p text:style-name="P10"/>
      <text:p text:style-name="P10"/>
      <text:p text:style-name="P8">4. Mencione por su nombre común las especies animales, razas y/o cepas y como realizó el cálculo del número de organismo a emplear. Por favor desarrolle la respuesta </text:p>
      <text:p text:style-name="P8"/>
      <text:p text:style-name="P2"><text:span text:style-name="T2">Se utilizarán ratones </text:span><text:span text:style-name="T3">Mus musculus</text:span><text:span text:style-name="T6"> (C57BL/6j y BALB/c) de 60 días obtenidos de la Facultad de Ciencias y la Facultad de Medicina. </text:span></text:p>
      <text:p text:style-name="P11"/>
      <text:p text:style-name="P11">5. <text:s/>Realice una tabla donde describa con detalle todos los procedimientos experimentales que serán realizados en los animales y cuántos individuos de cada una de ellas serán usados en las actividades de esta propuesta.</text:p>
      <text:p text:style-name="P11"/>
      <table:table table:name="Table1" table:style-name="Table1">
        <table:table-column table:style-name="Table1.A"/>
        <table:table-column table:style-name="Table1.B"/>
        <table:table-row table:style-name="Table1.1">
          <table:table-cell table:style-name="Table1.A1" office:value-type="string">
            <text:p text:style-name="P51">Experimento/actividad</text:p>
          </table:table-cell>
          <table:table-cell table:style-name="Table1.A1" office:value-type="string">
            <text:p text:style-name="P53">Descripción</text:p>
          </table:table-cell>
        </table:table-row>
        <table:table-row table:style-name="Table1.1">
          <table:table-cell table:style-name="Table1.A1" office:value-type="string">
            <text:p text:style-name="P56">Inducir Estados de tipo-ansioso y tipo depresivo y evaluar su relación con déficits cognitivos. </text:p>
            <text:p text:style-name="P14"><text:s text:c="4"/></text:p>
            <text:p text:style-name="P14"><text:s text:c="6"/></text:p>
            <text:p text:style-name="P14"/>
            <text:p text:style-name="P25"/>
          </table:table-cell>
          <table:table-cell table:style-name="Table1.A1" office:value-type="string">
            <text:p text:style-name="P14">Los ratones serán sometidos a un protocolo de estrés crónico moderado impredecible por 21 días para generar un estado tipo-ansioso y tipo-depresivo. Los estresores que se utilizarán en el protocolo de estrés crónico moderado impredecible (CUMS por sus siglas en inglés) son los siguientes: </text:p>
            <text:list xml:id="list1739336826" text:style-name="WWNum1">
              <text:list-header>
                <text:p text:style-name="P61"/>
              </text:list-header>
              <text:list-item>
                <text:p text:style-name="P60">Privación de agua y comida (<text:span text:style-name="T26">8</text:span> horas)</text:p>
              </text:list-item>
              <text:list-item>
                <text:p text:style-name="P60">Interrupción ciclo luz/oscuridad.</text:p>
              </text:list-item>
              <text:list-item>
                <text:p text:style-name="P60">Cama mojada (200ml en 100g de aserrín por 19hrs)</text:p>
              </text:list-item>
              <text:list-item>
                <text:p text:style-name="P60">Nado en agua fría (15 grados centígrados por 10 min)</text:p>
              </text:list-item>
              <text:list-item>
                <text:p text:style-name="P60">Cajas inclinadas a 45 grados por 24 horas</text:p>
              </text:list-item>
              <text:list-item>
                <text:p text:style-name="P63">Levantamiento <text:span text:style-name="T27">por la</text:span> cola <text:span text:style-name="T27">(5</text:span> minutos<text:span text:style-name="T27">)</text:span></text:p>
              </text:list-item>
              <text:list-item>
                <text:p text:style-name="P66">Asilamiento en cajas individuales (2 horas)</text:p>
              </text:list-item>
            </text:list>
            <text:p text:style-name="P14">Los estados tipo ansiosos y depresivos inducidos por el protocolo de CUMS serán evaluados mediante las siguientes pruebas: </text:p>
            <text:list xml:id="list212317328445085" text:continue-numbering="true" text:style-name="WWNum1">
              <text:list-item>
                <text:p text:style-name="P74"><text:span text:style-name="T12">Prueba de Preferencia a Sacarosa</text:span><text:span text:style-name="T6">: esta prueba evaluará la pérdida de placer inducido por el protocolo de CUMS (anhedonia). En esta prueba se expone a los ratones por 12 horas a 2 bebederos; uno de esos bebederos contiene sacarosa al 1% (estímulo placentero), mientras que el otro contiene solo agua simple. Al término de las 12 horas, se </text:span><text:soft-page-break/><text:span text:style-name="T6">calcula la preferencia a sacarosa como la cantidad de agua con sacarosa consumida sobre el consumo de líquido total [6]. </text:span></text:p>
              </text:list-item>
              <text:list-item>
                <text:p text:style-name="P74"><text:span text:style-name="T12">Laberinto en Cruz</text:span><text:span text:style-name="T6">: Se utilizará esta prueba para medir conductas de tipo ansiosas. La prueba de Laberinto en Cruz consiste en una plataforma elevada con cuatro brazos en forma de cruz. Dos brazos presentan paredes (Brazos Cerrados) mientras los otros dos no (Brazos Abiertos). Se coloca al sujeto en el centro de la plataforma mirando hacia uno de los brazos abiertos y se le permite que explore cualquiera de los cuatro brazos por 5 minutos. Se registrará el número de entradas a Brazos Cerrados y Abiertos, el tiempo transcurrido en Brazos Cerrados y en Brazos Abiertos [</text:span><text:span text:style-name="T15">7].</text:span></text:p>
              </text:list-item>
              <text:list-item>
                <text:p text:style-name="P74"><text:span text:style-name="T12">Campo Abierto</text:span><text:span text:style-name="T6">: Esta prueba analizará actividad locomotora y conductas tipo ansiosas. Consiste en una arena con cuadros centrales, cuadros intermedios y cuadros externos, todos con dimensiones iguales. En los cuadros centrales se coloca el sujeto y se le deja explorar por 10 minutos. Para la actividad locomotora se cuantifica la distancia recorrida. Para la medición de conductas tipo ansiosas se cuantifica el número de cruces a cuadros centrales durante la prueba [7].</text:span></text:p>
              </text:list-item>
              <text:list-item>
                <text:p text:style-name="P74"><text:span text:style-name="T12">Prueba de Nado Forzado</text:span><text:span text:style-name="T6">:</text:span><text:span text:style-name="T12"> </text:span><text:span text:style-name="T6">Esta prueba nos ayudará a cuantificar conductas de tipo depresivas inducidas por el modelo de CUMS. Consiste en colocar al roedor en un cilindro lleno de agua del cual no puede escapar ni puede alcanzar el fondo por 5 minutos a temperatura ambiente. La prueba es videograbada para después cuantificar la duración y frecuencia de la conducta de inmovilidad [8]. </text:span></text:p>
              </text:list-item>
            </text:list>
            <text:p text:style-name="P14"/>
            <text:p text:style-name="P3"><text:span text:style-name="T6">Posteriormente se llevará a cabo un protocolo del </text:span><text:span text:style-name="T12">laberinto espacial de Morris</text:span><text:span text:style-name="T6"> para evaluar la relación entre los estados emocionados tipo ansioso/depresivos y desempeño cognitivo. Este protocolo consiste en hacer nadar durante 60 segundos a los ratones en un recipiente con agua a 27 </text:span><text:span text:style-name="T17">℃</text:span><text:span text:style-name="T6">. En estos 60 segundos, los ratones deben de encontrar una plataforma oculta guiándose únicamente por pistas visuales que se encuentran en el cuarto de prueba. Esta prueba se realiza 4 veces seguidas por cada ratón durante 5 días. Al termino de estas pruebas de entrenamiento, se realizan 2 pruebas de retención de memoria, donde se deja nadar al ratón durante 60 segundos en el mismo recipiente, pero ahora sin la plataforma oculta. Por último, se realiza una última prueba donde la plataforma se cambia de lugar. Esta última prueba, conocida como aprendizaje reversa, se utilizará para dilucidar la flexibilidad cognitiva en los ratones (ver qué tan efectivamente pueden reaprender la prueba) [9]. </text:span></text:p>
          </table:table-cell>
        </table:table-row>
        <table:table-row table:style-name="Table1.1">
          <table:table-cell table:style-name="Table1.A1" office:value-type="string">
            <text:p text:style-name="P14">Modificar el sistema glutamatérgico y serotoninérgico para revertir déficits cognitivos</text:p>
            <text:p text:style-name="P25"/>
          </table:table-cell>
          <table:table-cell table:style-name="Table1.A1" office:value-type="string">
            <text:p text:style-name="P14">Se administrará un antagonista de NMDA (Ketamina 15mg/kg) y un inhibidor de la recaptura de serotonina (Fluoxetina 10mg/kg) para observar sus efectos en las pruebas conductuales de estrés y ansiedad, así como su modulación sobre la flexibilidad cognitiva espacial. La ketamina se administrará una sola vez vía intraperitoneal. Por otro lado, la fluoxetina se administrará diario durante 3 semanas vía subcutánea. </text:p>
          </table:table-cell>
        </table:table-row>
        <text:soft-page-break/>
        <table:table-row table:style-name="Table1.1">
          <table:table-cell table:style-name="Table1.A1" office:value-type="string">
            <text:p text:style-name="P14">Sacrificio por perfusión</text:p>
          </table:table-cell>
          <table:table-cell table:style-name="Table1.A1" office:value-type="string">
            <text:p text:style-name="P3"><text:span text:style-name="T6">Para obtener y analizar el tejido neuronal, se sacrificarán los ratones por perfusión. Para esto, se inyectará a los ratones con pentobarbital sódico a una dosis anestésica total irreversible. Este fármaco se adquiere en farmacia veterinaria bajo receta y autorización del M.V.Z encargado del bioterio de la Facultad de Ciencias. Se utiliza la marca Pet’s Pharma® N° de Registro: Q-7972-004, la cual se diluye 1:3 en solución salina estéril (0.9%) para obtener 1ml de solución por 100g de peso del animal, que corresponde a 210 mg/kg. La inyección se administra vía intraperitoneal. Tras 3 minutos, se observa si el animal ya no muestra locomoción, reflejo del párpado ante un soplo de aire y reflejo de movimiento corporal ante la presión mecánica sobre la cola. Solo hasta que ya no se observen dichos reflejos, se procede a abrir la caja torácica y perfundir con 50 ml de solución de sacarosa al 30% y 50 ml de paraformaldehído al 3.7%. Los fluidos sobrantes (mezcla de sangre con las soluciones) se almacenan y se rotulan como desechos tóxicos y se desechan de acuerdo con los procedimientos de la comisión de desechos peligrosos de la Facultad de Ciencias. Se colecta el cerebro de los animales y el resto de los tejidos se almacenan en una bolsa etiquetada como desechos biológicos para su apropiada disposición en el congelador del bioterio de la Facultad de Ciencias, anotando número de animales y fecha en la bitácora oficial. Todos los procedimientos de perfusión se llevan a cabo bajo la campana de extracción, utilizando guantes de nitrilo, bata, cofia y mascarilla con filtro para vapores orgánicos y aldehídos. Los cerebros, fijados en paraformaldehído, son rebanados en congelación en un criostato y son almacenados en anticongelante en un congelador hasta su uso para análisis posteriores.</text:span></text:p>
            <text:p text:style-name="P25"/>
          </table:table-cell>
        </table:table-row>
      </table:table>
      <text:p text:style-name="P12"/>
      <text:p text:style-name="P52">Cálculo de n: </text:p>
      <text:p text:style-name="P11"/>
      <text:p text:style-name="P75"><text:span text:style-name="T6">Se realizó un experimento piloto </text:span><text:span text:style-name="T7">para evaluar la flexibildad cognitiva de 3 grupos (control, fluoxetina y ketamina) en ratones </text:span><text:bookmark text:name="firstHeading"/>C57BL/6<text:span text:style-name="T6">. Para el piloto, se utilizó una n=4 por grupo. </text:span></text:p>
      <text:p text:style-name="P76"><text:span text:style-name="T6">Los resultados </text:span><text:span text:style-name="T7">presentados aquí representan </text:span><text:span text:style-name="T8">el número de cruces al blanco</text:span><text:span text:style-name="T7"> en la prueba reversa del laberinto acuático de Morris. En el caso de </text:span><text:span text:style-name="T8">esta prueba</text:span><text:span text:style-name="T7"> reversa, </text:span><text:span text:style-name="T8">un mayor número de cruces al</text:span><text:span text:style-name="T7"> blanco novedoso podría representar un aumento en la flexibilidad cognitiva [9].</text:span></text:p>
      <text:p text:style-name="P75"><text:span text:style-name="T7"/></text:p>
      <text:p text:style-name="P75"><text:span text:style-name="T7">Los resultados pilotos </text:span><text:span text:style-name="T6">indican una diferencia de medias entre los grupos. </text:span><text:span text:style-name="T7">A comparación de los pilotos, los grupos con fármacos tuvieron un </text:span><text:span text:style-name="T8">mayor número de cruces</text:span><text:span text:style-name="T7"> al blanco, es decir, reaprendieron mejor la tarea (flexibilidad cognitiva)</text:span><text:span text:style-name="T6">. Esto es un signo de que los animales inyectados no están sufriendo de estrés y/o ansiedad con estos fármacos, ya que los estresores disminuyen la capacidad de aprendizaje en estas pruebas [</text:span><text:span text:style-name="T8">9</text:span><text:span text:style-name="T6">]. </text:span></text:p>
      <text:p text:style-name="P58"><text:span text:style-name="T23">Estos resultados pilotos generaron los siguientes datos:</text:span> <text:span text:style-name="T24">grupo control </text:span>[media de <text:span text:style-name="T27">0.25</text:span> y desviación estándar de ± <text:span text:style-name="T27">0.5</text:span>], <text:span text:style-name="T24">grupo ketamina</text:span> [media 1.<text:span text:style-name="T27">25</text:span> y desviación estándar de ± 0.5] <text:span text:style-name="T23">y </text:span><text:span text:style-name="T25">frupo fluoxetina</text:span><text:span text:style-name="T23"> [media </text:span><text:span text:style-name="T27">4</text:span><text:span text:style-name="T23"> y desviación estándar de ± </text:span><text:span text:style-name="T27">2.45</text:span><text:span text:style-name="T23">]</text:span>. Con estos datos, se hicieron los siguientes cálculos para obtener una n adecuada por grupo para obtener un poder de 80%. </text:p>
      <text:p text:style-name="P11"/>
      <text:p text:style-name="P15">N = tamaño de la muestra</text:p>
      <text:p text:style-name="P15"/>
      <text:p text:style-name="P15"/>
      <text:p text:style-name="P65">Para comparar el grupo control con el grupo fluoxetina, se obtuvo una N (para una <text:span text:style-name="T28">p</text:span>=0.05) de 3. Por lo tanto, N=3 por grupo. </text:p>
      <text:p text:style-name="P65"/>
      <text:p text:style-name="P65"><text:soft-page-break/>Para comparar el grupo control con el grupo fluoxetina, se obtuvo una N (para una <text:span text:style-name="T28">p</text:span>=0.05) de 4. Por lo tanto, N=4 por grupo. </text:p>
      <text:p text:style-name="P59">Si se aplica el mismo cálculo, pero buscando un poder 90%, el resultado sería de N = <text:span text:style-name="T27">5 para control y fluoxetina y N= 5 para control y ketamina</text:span>,. <text:s/>Por este motivo, solicitamos realizar el experimento con N = <text:s/><text:span text:style-name="T27">4</text:span> por grupo, y en caso de no obtener resultados significativos, pero sí una tendencia clara, poder incrementar la N a <text:span text:style-name="T27">5</text:span> como límite máximo. </text:p>
      <text:p text:style-name="P64"/>
      <text:p text:style-name="P77"/>
      <text:p text:style-name="P13">6. Mencione las condiciones de mantenimiento y cuidado de los animales.</text:p>
      <text:p text:style-name="P13"/>
      <text:p text:style-name="P18">Los animales se mantienen de manera constante en cajas comunales de acrílico con rejilla de acero inoxidable, son mantenidos a temperatura ambiente controlada de 20°C controlada por termostato y un calentador ambiental eléctrico de aceite. La humedad ambiental se regula mediante un humidificador y se mantiene alrededor de 50%, con un ciclo de luz/oscuridad de 12:12. Los ratones se mantienen en una cama mezcla de viruta comercial para roedores con ocote molido de grano fino para ratones en una mezcla de 1:1, esto con el fin de darles una cama cómoda (viruta) pero con capacidad extra de absorción de agua y amoniaco (ocote). El alimento es ad libitum (LabDiet <text:s/>- 5001). Los animales se cambian de cama y se lavan sus cajas dos veces por semana. Se mantienen en colonias de entre 2 y 5 animales. Adicionalmente se les coloca material de enriquecimiento y nidificación (como tubos de cartón y papel picado) dentro de sus cajas.</text:p>
      <text:p text:style-name="P13"/>
      <text:p text:style-name="P2"><text:span text:style-name="T13">7. Con base en la </text:span><text:span text:style-name="T5">Clasificación de las propuestas del uso de los animales</text:span><text:span text:style-name="T13">, inciso 1.2 de los lineamientos para el uso de animales Facultad de Ciencias, clasifica esta propuesta en la Categoría: </text:span></text:p>
      <text:p text:style-name="P16"/>
      <text:p text:style-name="P23"><text:span text:style-name="T9">Categoría C: El protocolo de estrés crónico impredecible involucra pequeños estresores continuos que generan en el ratón un estado de tipo ansioso-depresivo. Sin embargo, ninguno de estos estresores pone en riesgo la vida del animal. Los estresores deben generar un malestar moderado en el animal similares a los malestares comunes etológicos que puede poseer su hábitat cotidiano sin violar estándares éticos internacionales y especificados por el comité ético de la facultad. De acuerdo con el protocolo de Liu et al., 2018, los estresores que usaremos son, privación de agua y comida (6.5 horas), Interrupción ciclo luz/oscuridad, cama mojada (200ml en 100g de aserrín por 19hrs), nado en agua fría (15 grados centígrados por 10 min), cajas inclinadas a 45 grados por 24 horas, </text:span><text:span text:style-name="T10">aislamiento en cajas individuales (2 horas), levantamiento por la cola (5 minutos)</text:span><text:span text:style-name="T9"> [6]. Es importante recalcar que este protocolo de no utiliza estresores mayores como inmovilización física prolongada, privación materna, agresión ni </text:span><text:span text:style-name="T16">interacciones depredador presa.</text:span><text:span text:style-name="T9"> </text:span></text:p>
      <text:p text:style-name="P20"/>
      <text:p text:style-name="P20">Por otro lado, los fármacos a utilizar no generan malestares físicos en los ratones en las dosis utilizadas. Tanto la ketamina (una sola dosis de 15 mg/kg), como la fluoxetina (3 semanas a una dosis de 10mg/kg) son fármacos que inducen efectos ansiolíticos y antidepresivos [10-13]. </text:p>
      <text:p text:style-name="P20">Además, en nuestro protocolo piloto observamos que <text:span text:style-name="T27">ni ketamina ni fluoxetina</text:span> impide<text:span text:style-name="T27">n</text:span> el aprendizaje en la prueba de laberinto de Morris, <text:span text:style-name="T27">además de que parecen </text:span>aumenta<text:span text:style-name="T27">r</text:span> la flexibilidad cognitiva. Estos fármacos se administrarán vía subcutánea <text:span text:style-name="T27">(fluoxetina)</text:span> e intraperitoneal <text:span text:style-name="T27">(ketamina)</text:span>, lo que requiere de una inmovilización durante unos pocos segundos. </text:p>
      <text:p text:style-name="P20"/>
      <text:p text:style-name="P20">En todos los protocolos se monitorea el estado del animal:</text:p>
      <text:list xml:id="list212318006615582" text:continue-numbering="true" text:style-name="WWNum1">
        <text:list-item>
          <text:p text:style-name="P72">Se medirá constantemente el peso del ratón para verificar que no bajen de peso. </text:p>
        </text:list-item>
        <text:list-item>
          <text:p text:style-name="P72">Se llevará un registro de la apariencia física del ratón. </text:p>
        </text:list-item>
        <text:list-item>
          <text:p text:style-name="P72">Se tomará la temperatura del animal. </text:p>
        </text:list-item>
        <text:list-item>
          <text:p text:style-name="P72">A través de los protocolos de preferencia a sacarosa, campo abierto, nado forzado, laberinto en cruz y laberinto espacial de Morris, se evaluará la conducta de los animales. <text:s/></text:p>
        </text:list-item>
      </text:list>
      <text:p text:style-name="P16"/>
      <text:p text:style-name="P2"><text:soft-page-break/><text:span text:style-name="T13">7. La puntuación obtenida de la aplicación de los lineamientos para el uso de animales Facultad de Ciencias “Cuestionario para la cuantificación dolor” (Inciso 1.3.2), fue de:</text:span><text:span text:style-name="T9"> </text:span></text:p>
      <text:p text:style-name="P73">1.3.2. Cuestionario para la cuantificación del dolor</text:p>
      <text:p text:style-name="P21"/>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55">Parámetro</text:p>
          </table:table-cell>
          <table:table-cell table:style-name="Table3.A1" office:value-type="string">
            <text:p text:style-name="P68">0</text:p>
          </table:table-cell>
          <table:table-cell table:style-name="Table3.A1" office:value-type="string">
            <text:p text:style-name="P69">1</text:p>
          </table:table-cell>
          <table:table-cell table:style-name="Table3.A1" office:value-type="string">
            <text:p text:style-name="P68">2</text:p>
          </table:table-cell>
          <table:table-cell table:style-name="Table3.A1" office:value-type="string">
            <text:p text:style-name="P68">3</text:p>
          </table:table-cell>
        </table:table-row>
        <table:table-row table:style-name="Table3.1">
          <table:table-cell table:style-name="Table3.A1" office:value-type="string">
            <text:p text:style-name="P68">a) Peso corporal</text:p>
          </table:table-cell>
          <table:table-cell table:style-name="Table3.A1" office:value-type="string">
            <text:p text:style-name="P26"/>
          </table:table-cell>
          <table:table-cell table:style-name="Table3.A1" office:value-type="string">
            <text:p text:style-name="P68">X</text:p>
          </table:table-cell>
          <table:table-cell table:style-name="Table3.A1" office:value-type="string">
            <text:p text:style-name="P26"/>
          </table:table-cell>
          <table:table-cell table:style-name="Table3.A1" office:value-type="string">
            <text:p text:style-name="P26"/>
          </table:table-cell>
        </table:table-row>
        <table:table-row table:style-name="Table3.1">
          <table:table-cell table:style-name="Table3.A1" office:value-type="string">
            <text:p text:style-name="P68">b) Apariencia</text:p>
          </table:table-cell>
          <table:table-cell table:style-name="Table3.A1" office:value-type="string">
            <text:p text:style-name="P26"/>
          </table:table-cell>
          <table:table-cell table:style-name="Table3.A1" office:value-type="string">
            <text:p text:style-name="P68">X</text:p>
          </table:table-cell>
          <table:table-cell table:style-name="Table3.A1" office:value-type="string">
            <text:p text:style-name="P26"/>
          </table:table-cell>
          <table:table-cell table:style-name="Table3.A1" office:value-type="string">
            <text:p text:style-name="P26"/>
          </table:table-cell>
        </table:table-row>
        <table:table-row table:style-name="Table3.1">
          <table:table-cell table:style-name="Table3.A1" office:value-type="string">
            <text:p text:style-name="P68">c) Signos clínicos</text:p>
            <text:p text:style-name="P68">(Temperatura corporal, frecuencia cardiaca y respiratoria</text:p>
          </table:table-cell>
          <table:table-cell table:style-name="Table3.A1" office:value-type="string">
            <text:p text:style-name="P68">X</text:p>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row>
        <table:table-row table:style-name="Table3.1">
          <table:table-cell table:style-name="Table3.A1" office:value-type="string">
            <text:p text:style-name="P68">d) Conducta Espontánea</text:p>
          </table:table-cell>
          <table:table-cell table:style-name="Table3.A1" office:value-type="string">
            <text:p text:style-name="P26"/>
          </table:table-cell>
          <table:table-cell table:style-name="Table3.A1" office:value-type="string">
            <text:p text:style-name="P68">X</text:p>
          </table:table-cell>
          <table:table-cell table:style-name="Table3.A1" office:value-type="string">
            <text:p text:style-name="P26"/>
          </table:table-cell>
          <table:table-cell table:style-name="Table3.A1" office:value-type="string">
            <text:p text:style-name="P26"/>
          </table:table-cell>
        </table:table-row>
        <table:table-row table:style-name="Table3.1">
          <table:table-cell table:style-name="Table3.A1" office:value-type="string">
            <text:p text:style-name="P68">e) Conducta Provocada</text:p>
          </table:table-cell>
          <table:table-cell table:style-name="Table3.A1" office:value-type="string">
            <text:p text:style-name="P26"/>
          </table:table-cell>
          <table:table-cell table:style-name="Table3.A1" office:value-type="string">
            <text:p text:style-name="P68">X</text:p>
          </table:table-cell>
          <table:table-cell table:style-name="Table3.A1" office:value-type="string">
            <text:p text:style-name="P26"/>
          </table:table-cell>
          <table:table-cell table:style-name="Table3.A1" office:value-type="string">
            <text:p text:style-name="P26"/>
          </table:table-cell>
        </table:table-row>
      </table:table>
      <text:p text:style-name="P17"/>
      <text:p text:style-name="P16"/>
      <text:p text:style-name="P13">8. Mencione los sedantes, anestésicos y analgésicos que se utilizarán, indicando la dosis (mg/Kg), vía y frecuencia de administración: </text:p>
      <text:p text:style-name="P18"/>
      <text:p text:style-name="P18"/>
      <text:p text:style-name="P18">Clorhidrato de ketamina (15 mg/kg – dosis subanestesica); 1 sola administración i.p. </text:p>
      <text:p text:style-name="P18">Fluoxetina (10mg/kg); diario por 3 semanas, subcutáneo. </text:p>
      <text:p text:style-name="P18">Pentobarbital sódico (210 mg/kg) i.p. al momento de sacrificar al animal.</text:p>
      <text:p text:style-name="P13"/>
      <text:p text:style-name="P2"><text:span text:style-name="T13">9. Mencione cuáles y cuántas intervenciones quirúrgicas con supervivencia se realizarán por animal, en qué lugar y con qué técnicas asépticas:</text:span><text:span text:style-name="T9"> </text:span></text:p>
      <text:p text:style-name="P18"/>
      <text:p text:style-name="P18">No involucra estos procedimientos. </text:p>
      <text:p text:style-name="P18"/>
      <text:p text:style-name="P18"/>
      <text:p text:style-name="P2"><text:span text:style-name="T13">10. Si los procedimientos de la propuesta incluyen la restricción de movimiento en animales conscientes, indique el grado y tiempo de inmovilización y los dispositivos para lograrlo.</text:span><text:span text:style-name="T9"> </text:span></text:p>
      <text:p text:style-name="P18"/>
      <text:p text:style-name="P18">No aplica </text:p>
      <text:p text:style-name="P18"/>
      <text:p text:style-name="P2"><text:span text:style-name="T13">11. ¿Se han tomado las previsiones para que un médico veterinario supervise los procedimientos experimentales? Sí</text:span><text:span text:style-name="T9"> </text:span><text:span text:style-name="T13">__X__</text:span><text:span text:style-name="T9"> <text:s text:c="2"/></text:span><text:span text:style-name="T13">No</text:span><text:span text:style-name="T9"> </text:span><text:span text:style-name="T13">____</text:span><text:span text:style-name="T9"> </text:span></text:p>
      <text:p text:style-name="P2"><text:span text:style-name="T13">Nombre: </text:span><text:span text:style-name="T9">Todo el trabajo con animales se hace bajo los lineamientos y guía del M.V.Z <text:s/>Dr. Agustín Carmona, quién se encuentra permanentemente en el bioterio de la Facultad de Ciencias. </text:span></text:p>
      <text:p text:style-name="P13"/>
      <text:p text:style-name="P2"><text:span text:style-name="T13">12. ¿Los investigadores, técnicos académicos y estudiantes involucrados en el proyecto poseen el entrenamiento y las habilidades en todos los procesos </text:span><text:span text:style-name="T14">que involucra el manejo y uso de los organismos (ej. manipulación, punción, canulación, ablación)</text:span><text:span text:style-name="T13">?</text:span><text:span text:style-name="T9"> </text:span></text:p>
      <text:p text:style-name="P2"><text:span text:style-name="T13">Sí</text:span><text:span text:style-name="T9"> </text:span><text:span text:style-name="T13">_X___</text:span><text:span text:style-name="T9"> <text:s text:c="4"/></text:span><text:span text:style-name="T13">No</text:span><text:span text:style-name="T9"> </text:span><text:span text:style-name="T13">____</text:span><text:span text:style-name="T9"> </text:span></text:p>
      <text:p text:style-name="P18"/>
      <text:p text:style-name="P2"><text:span text:style-name="T9">El biólogo Santiago García Ríos ha tenido experiencia previa en 3 laboratorios con uso de animales (ratas y ratones). En estos laboratorios </text:span><text:span text:style-name="T4">(Laboratorio de Biología Celular y del Desarrollo a cargo del Dr. Jesús Adolfo García Sáinz; Laboratorio de Neurociencia Cognitiva a cargo del Dr. Federico Bermúdez Rattoni; Laboratorio de Neuroendocrinología a cargo de la Dra. Luz Navarro Angulo</text:span><text:span text:style-name="T9">) ha adquirido las habilidades para el manejo y uso de los organismos. </text:span></text:p>
      <text:p text:style-name="P13"/>
      <text:p text:style-name="P13">13. ¿En dónde se adquirieron los organismos a emplear? </text:p>
      <text:p text:style-name="P13"/>
      <text:p text:style-name="P18">Se obtienen de pies de cría del bioterio de la Facultad de Ciencias. </text:p>
      <text:p text:style-name="P13"/>
      <text:p text:style-name="P13"><text:soft-page-break/>14. Describa brevemente las instalaciones tanto el bioterio o animalario, cómo las jaulas, peceras, terrarios, contenedores, etc. y el tiempo que vivirán <text:s/>albergados ahí.</text:p>
      <text:p text:style-name="P18"/>
      <text:p text:style-name="P18">Se cuenta con un cuarto en el bioterio de la Facultad de Ciencias en donde se alojan exclusivamente ratones. Ahí se encuentran dos estantes con cajas para colonia y para cría. En las cajas de colonia se aceptan una cantidad máxima de 4 ratones y una cantidad mínima de 2 para los experimentos, excepto en las cajas de cría donde se alojan hembras embarazadas o con camadas. Todas las cajas cambian de cama dos veces por semana. A todas las cajas se les proporciona alimento LabDiet 5001 en etapas de desarrollo normal y alimento LabDiet 5008 en etapa de embarazo y lactancia. A todas las cajas se les proporciona agua filtrada. La temperatura se mantiene con termostato en 20°C y la humedad utilizando un humidificador a 50%. El ciclo luz/oscuridad es de 12 hrs.</text:p>
      <text:p text:style-name="P18"/>
      <text:p text:style-name="P13">15. En caso de usar bloqueadores de la placa neuromuscular, explique cómo determinará que el animal está bien anestesiado y no sólo inmovilizado.</text:p>
      <text:p text:style-name="P18"/>
      <text:p text:style-name="P18">No aplica</text:p>
      <text:p text:style-name="P18"/>
      <text:p text:style-name="P13">16. Mencione los métodos de eutanasia que utilizará, justifique por qué lo eligió y cómo comprobará la muerte de los animales. </text:p>
      <text:p text:style-name="P18"/>
      <text:p text:style-name="P23"><text:span text:style-name="T9">Se utilizará eutanasia mediante anestesia total irreversible seguida por perfusión transcardiaca con solución de sacarosa y fijador formaldehído. La caja torácica de los ratones no se abre hasta que estos no muestran ningún reflejo a la presión de la cola, ni las patas ni al soplarles sobre los párpados, incluso realizando presiones muy fuertes. Una vez que ha pasado la solución salina por el ventrículo izquierdo del corazón, se considerará que el animal habrá muerto. Este método se utiliza para conservar el tejido cerebral de la manera más íntegra posible, de forma que pueda seccionarse y estudiarse la morfología celular y tisular con sus componentes moleculares in situ de manera cuantitativa altamente confiable por crioseccionamiento. </text:span></text:p>
      <text:p text:style-name="P20"><text:s/></text:p>
      <text:p text:style-name="P18"/>
      <text:p text:style-name="P18"/>
      <text:p text:style-name="P13">17. Mencione como desechará el cadáver o los restos biológicos.</text:p>
      <text:p text:style-name="P13"/>
      <text:p text:style-name="P20">Los restos biológicos se almacenarán en bolsas de seguridad de residuos biológico-infecciosos (no patológicos, no células, bolsas amarillas). Y se depositarán en el congelador para ese fin del Bioterio de la Facultad de Ciencias. En dicho congelador serán desechados por la comisión de bioseguridad de la Facultad de Ciencias (NOM087-1994). </text:p>
      <text:p text:style-name="P13"/>
      <text:p text:style-name="P13"/>
      <text:p text:style-name="P2"><text:span text:style-name="T13">18. ¿La propuesta involucra riesgos biológicos? Sí</text:span><text:span text:style-name="T9"> </text:span><text:span text:style-name="T13">____</text:span><text:span text:style-name="T9"> <text:s/></text:span><text:span text:style-name="T13">No</text:span><text:span text:style-name="T9"> </text:span><text:span text:style-name="T13">__X__</text:span><text:span text:style-name="T9"> </text:span></text:p>
      <text:p text:style-name="P18"/>
      <text:p text:style-name="P13">19. Si la respuesta anterior fue afirmativa, defina el nivel de Bioseguridad para animales (ABSL) requerido. </text:p>
      <text:p text:style-name="P2"><text:span text:style-name="T13">Nivel de Bioseguridad para animales</text:span><text:span text:style-name="T9"> </text:span><text:span text:style-name="T13">____</text:span><text:span text:style-name="T9"> </text:span></text:p>
      <text:p text:style-name="P18"/>
      <text:p text:style-name="P13">20. ¿Emplearán Organismos Genéticamente Modificados? Sí ____ <text:s/>No __X__</text:p>
      <text:p text:style-name="P13"/>
      <text:p text:style-name="P13">21. Si la respuesta anterior fue afirmativa, ¿está la Comisión de Bioseguridad de la Facultad de Ciencias enterada?</text:p>
      <text:p text:style-name="P13"/>
      <text:p text:style-name="P16"/>
      <text:p text:style-name="P18">A la CEARC le corresponde verificar los procedimientos y las instalaciones para el alojamiento de los organismos vivos. </text:p>
      <text:p text:style-name="P18"><text:soft-page-break/>Se recuerda al investigador Jefe de Grupo que en algunos casos, el comité podrá autorizar procedimientos especiales; para ello, se deberá presentar por escrito, junto con este cuestionario, una explicación completa y detallada. </text:p>
      <text:p text:style-name="P18"/>
      <text:p text:style-name="P13">Conozco el documento “Lineamientos para el Cuidado y Uso de los Organismos de Laboratorio de la Facultad de Ciencias” y me comprometo a apegarme al mismo y a las indicaciones del Comité de Ética y responsabilidad Científica. </text:p>
      <text:p text:style-name="P18"/>
      <text:p text:style-name="P18"/>
      <text:p text:style-name="P19">____ de _____________ de ______ </text:p>
      <text:p text:style-name="P19"/>
      <text:p text:style-name="P19"/>
      <text:p text:style-name="P19">Dr. Alonso Martínez Canabal</text:p>
      <text:p text:style-name="P19">Investigador Jefe de Grupo </text:p>
      <text:p text:style-name="P19"/>
      <text:p text:style-name="P19"/>
      <text:p text:style-name="P19">________________________ </text:p>
      <text:p text:style-name="P19">Firma </text:p>
      <text:p text:style-name="P19"/>
      <text:p text:style-name="P16"/>
      <text:p text:style-name="P33"/>
      <text:p text:style-name="P92">Referencias</text:p>
      <text:p text:style-name="P36"/>
      <text:p text:style-name="P4"><text:span text:style-name="T22">[1]<text:tab/>Gabrys, R. L., Tabri, N., Anisman, H., &amp; Matheson, K. (2018). Cognitive control and flexibility in the context of stress and depressive symptoms: The cognitive control and flexibility questionnaire. </text:span><text:span text:style-name="T21">Frontiers in Psychology</text:span><text:span text:style-name="T22">, </text:span><text:span text:style-name="T21">9</text:span><text:span text:style-name="T22">, 2219.</text:span></text:p>
      <text:p text:style-name="P4"><text:span text:style-name="T22">[2]<text:tab/>Su, T., Lu, Y., Geng, Y., Lu, W., &amp; Chen, Y. (2018). How could N-methyl-D-aspartate receptor antagonists lead to excitation instead of inhibition?. </text:span><text:span text:style-name="T21">Brain Science Advances</text:span><text:span text:style-name="T22">, </text:span><text:span text:style-name="T21">4</text:span><text:span text:style-name="T22">(2), 73-98.</text:span></text:p>
      <text:p text:style-name="P4"><text:span text:style-name="T22">[3]<text:tab/>Price, R. B., &amp; Duman, R. (2020). Neuroplasticity in cognitive and psychological mechanisms of depression: an integrative model. </text:span><text:span text:style-name="T21">Molecular psychiatry</text:span><text:span text:style-name="T22">, </text:span><text:span text:style-name="T21">25</text:span><text:span text:style-name="T22">(3), 530-543.</text:span></text:p>
      <text:p text:style-name="P4"><text:span text:style-name="T22">[4]<text:tab/>Akers, K. G., Martinez-Canabal, A., Restivo, L., Yiu, A. P., De Cristofaro, A., Hsiang, H. L., ... &amp; Frankland, P. W. (2014). Hippocampal neurogenesis regulates forgetting during adulthood and infancy. </text:span><text:span text:style-name="T21">Science</text:span><text:span text:style-name="T22">, </text:span><text:span text:style-name="T21">344</text:span><text:span text:style-name="T22">(6184), 598-602.</text:span></text:p>
      <text:p text:style-name="P24"><text:span text:style-name="T22">[5]<text:tab/>Lee, S., Jeong, J., Kwak, Y., &amp; Park, S. K. (2010). Depression research: where are we now?. </text:span><text:span text:style-name="T21">Molecular brain</text:span><text:span text:style-name="T22">, </text:span><text:span text:style-name="T21">3</text:span><text:span text:style-name="T22">(1), 1-10.</text:span></text:p>
      <text:p text:style-name="P4"><text:span text:style-name="T22">[6]<text:tab/>Liu, M. Y., Yin, C. Y., Zhu, L. J., Zhu, X. H., Xu, C., Luo, C. X., Chen, H., Zhu, D. Y., &amp; Zhou, Q. G. (2018). Sucrose preference test for measurement of stress-induced anhedonia in mice. </text:span><text:span text:style-name="T21">Nature Protocols</text:span><text:span text:style-name="T22">, </text:span><text:span text:style-name="T21">13</text:span><text:span text:style-name="T22">(7), 1686–1698. </text:span><text:a xlink:type="simple" xlink:href="https://doi.org/10.1038/s41596-018-0011-z" text:style-name="Standard" text:visited-style-name="Standard"><text:span text:style-name="T22">https://doi.org/10.1038/s41596-018-0011-z</text:span></text:a></text:p>
      <text:p text:style-name="P4"><text:span text:style-name="T22">[7]<text:tab/>Hoffman, K. L. (2016). Modeling Neuropsychiatric Disorders in Laboratory Animals. In </text:span><text:span text:style-name="T21">Modeling Neuropsychiatric Disorders in Laboratory Animals</text:span><text:span text:style-name="T22">. </text:span><text:a xlink:type="simple" xlink:href="https://doi.org/10.1016/c2014-0-02345-3" text:style-name="Standard" text:visited-style-name="Standard"><text:span text:style-name="T22">https://doi.org/10.1016/c2014-0-02345-3</text:span></text:a></text:p>
      <text:p text:style-name="P4"><text:span text:style-name="T22">[8] <text:tab/>Slattery, D. A., &amp; Cryan, J. F. (2012). Using the rat forced swim test to assess antidepressant-like activity in rodents. </text:span><text:span text:style-name="T21">Nature Protocols</text:span><text:span text:style-name="T22">, </text:span><text:span text:style-name="T21">7</text:span><text:span text:style-name="T22">(6), 1009–1014. </text:span><text:a xlink:type="simple" xlink:href="https://doi.org/10.1038/nprot.2012.044" text:style-name="Standard" text:visited-style-name="Standard"><text:span text:style-name="T22">https://doi.org/10.1038/nprot.2012.044</text:span></text:a></text:p>
      <text:p text:style-name="P24"><text:span text:style-name="T22">[9] <text:tab/>Garthe, A., &amp; Kempermann, G. (2013). An old test for new neurons: refining the Morris water maze to study the functional relevance of adult hippocampal neurogenesis. </text:span><text:span text:style-name="T21">Frontiers in neuroscienc</text:span></text:p>
      <text:p text:style-name="P5"><text:span text:style-name="T22">[10]<text:tab/>Guarraci, F. A., Gonzalez, C. M., Lucero, D., Womble, P. D., Abdel-Rahim, H., DeVore, J., ... &amp; Boyette-Davis, J. (2018). The effects of ketamine on sexual behavior, anxiety, and locomotion in female rats. </text:span><text:span text:style-name="T21">Pharmacology Biochemistry and Behavior</text:span><text:span text:style-name="T22">, </text:span><text:span text:style-name="T21">165</text:span><text:span text:style-name="T22">, 36-44.</text:span></text:p>
      <text:p text:style-name="P5"><text:span text:style-name="T22">[11]<text:tab/>Shin, S. Y., Baek, N. J., Han, S. H., &amp; Min, S. S. (2019). Chronic administration of ketamine ameliorates the anxiety-and aggressive-like behavior in adolescent mice induced by neonatal maternal separation. </text:span><text:span text:style-name="T21">The Korean Journal of Physiology &amp; Pharmacology: Official Journal of the Korean Physiological Society and the Korean Society of Pharmacology</text:span><text:span text:style-name="T22">, </text:span><text:span text:style-name="T21">23</text:span><text:span text:style-name="T22">(1), 81.</text:span></text:p>
      <text:p text:style-name="P5"><text:soft-page-break/><text:span text:style-name="T22">[12]<text:tab/>Kiryanova, V., McAllister, B. B., &amp; Dyck, R. H. (2013). Long-term outcomes of developmental exposure to fluoxetine: a review of the animal literature. </text:span><text:span text:style-name="T21">Developmental neuroscience</text:span><text:span text:style-name="T22">, </text:span><text:span text:style-name="T21">35</text:span><text:span text:style-name="T22">(6), 437-449.</text:span></text:p>
      <text:p text:style-name="P5"><text:span text:style-name="T22">[13]<text:tab/>Reus, G. Z., Carlessi, A. S., Titus, S. E., Abelaira, H. M., Ignacio, Z. M., da Luz, J. R., ... &amp; Quevedo, J. (2015). A single dose of S‐ketamine induces long‐term antidepressant effects and decreases oxidative stress in adulthood rats following maternal deprivation. </text:span><text:span text:style-name="T21">Developmental Neurobiology</text:span><text:span text:style-name="T22">, </text:span><text:span text:style-name="T21">75</text:span><text:span text:style-name="T22">(11), 1268-1281.</text:span></text:p>
      <text:p text:style-name="P35"/>
      <text:p text:style-name="P35"/>
      <text:p text:style-name="P35"/>
      <text:p text:style-name="P40"/>
      <text:p text:style-name="P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ymbol" svg:font-family="'Segoe UI Symbol'" style:font-family-generic="roman" style:font-pitch="variable"/>
    <style:font-face style:name="Symbol" svg:font-family="Symbol" style:font-family-generic="roman"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apple-system" svg:font-family="apple-system, BlinkMacSystemFont, 'Segoe UI Emoji', 'Segoe UI', Roboto, Oxygen-Sans, Ubuntu, Cantarell, sans-serif, ??, apple-system, BlinkMacSystemFont, 'Segoe UI', Roboto, Inter, Ubuntu,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NI"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NI"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class="text"/>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font-name="Symbol" fo:font-family="Symbol" style:font-family-generic="roman" style:font-pitch="variable"/>
    </style:style>
    <style:style style:name="ListLabel_20_2" style:display-name="ListLabel 2" style:family="text">
      <style:text-properties style:font-name="Symbol" fo:font-family="Symbol" style:font-family-generic="roman"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3" style:display-name="ListLabel 3" style:family="text">
      <style:text-properties style:font-name="Symbol" fo:font-family="Symbol" style:font-family-generic="roman"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prefix="·" text:bullet-char="·">
        <style:list-level-properties text:list-level-position-and-space-mode="label-alignment">
          <style:list-level-label-alignment text:label-followed-by="listtab"/>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bullet text:level="1" text:style-name="ListLabel_20_2" loext:num-list-format="·%1%" style:num-prefix="·" text:bullet-char="·">
        <style:list-level-properties text:list-level-position-and-space-mode="label-alignment">
          <style:list-level-label-alignment text:label-followed-by="listtab"/>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bullet text:level="1" text:style-name="ListLabel_20_3" loext:num-list-format="·%1%" style:num-prefix="·" text:bullet-char="·">
        <style:list-level-properties text:list-level-position-and-space-mode="label-alignment">
          <style:list-level-label-alignment text:label-followed-by="listtab"/>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21T16:09:19.282000000</meta:creation-date>
    <dc:date>2023-01-24T21:23:16.735000000</dc:date>
    <meta:editing-duration>PT4H24M12S</meta:editing-duration>
    <meta:editing-cycles>4</meta:editing-cycles>
    <meta:generator>LibreOffice/7.4.2.3$Windows_X86_64 LibreOffice_project/382eef1f22670f7f4118c8c2dd222ec7ad009daf</meta:generator>
    <meta:document-statistic meta:table-count="2" meta:image-count="0" meta:object-count="0" meta:page-count="9" meta:paragraph-count="142" meta:word-count="3780" meta:character-count="24361" meta:non-whitespace-character-count="20620"/>
  </office:meta>
</office:document-meta>
</file>